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Monospace" fo:font-size="10pt" fo:font-weight="bold" style:font-size-asian="10pt" style:font-weight-asian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style:font-name="Monospace" fo:font-size="10pt" fo:font-weight="bold" style:font-size-asian="10pt" style:font-weight-asian="bold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style:font-size-asian="10pt" style:font-style-asian="italic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7f9fbf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/*Author: Image </text:span><text:span text:style-name="T6">Bhandari</text:span></text:p>
      <text:p text:style-name="P1"><text:span text:style-name="T6"/></text:p>
      <text:p text:style-name="P3"><text:s/>* </text:p>
      <text:p text:style-name="P3"><text:s/>* </text:p>
      <text:p text:style-name="P3"><text:s/>* </text:p>
      <text:p text:style-name="P3"><text:s/>*/</text:p>
      <text:p text:style-name="P4"/>
      <text:p text:style-name="P1"><text:span text:style-name="T1">import</text:span><text:span text:style-name="T2"> java.awt.Color;</text:span></text:p>
      <text:p text:style-name="P1"><text:span text:style-name="T1">import</text:span><text:span text:style-name="T2"> java.awt.Container;</text:span></text:p>
      <text:p text:style-name="P1"><text:span text:style-name="T1">import</text:span><text:span text:style-name="T2"> java.awt.Font;</text:span></text:p>
      <text:p text:style-name="P1"><text:span text:style-name="T1">import</text:span><text:span text:style-name="T2"> java.awt.GridBagConstraints;</text:span></text:p>
      <text:p text:style-name="P1"><text:span text:style-name="T1">import</text:span><text:span text:style-name="T2"> java.awt.GridBagLayout;</text:span></text:p>
      <text:p text:style-name="P1"><text:span text:style-name="T1">import</text:span><text:span text:style-name="T2"> java.awt.event.ActionEvent;</text:span></text:p>
      <text:p text:style-name="P1"><text:span text:style-name="T1">import</text:span><text:span text:style-name="T2"> java.awt.event.ActionListener;</text:span></text:p>
      <text:p text:style-name="P1"><text:span text:style-name="T1">import</text:span><text:span text:style-name="T2"> java.io.File;</text:span></text:p>
      <text:p text:style-name="P1"><text:span text:style-name="T1">import</text:span><text:span text:style-name="T2"> </text:span><text:span text:style-name="T3">java.net.URL</text:span><text:span text:style-name="T2">;</text:span></text:p>
      <text:p text:style-name="P1"><text:span text:style-name="T1">import</text:span><text:span text:style-name="T2"> java.util.TimerTask;</text:span></text:p>
      <text:p text:style-name="P2"/>
      <text:p text:style-name="P1"><text:span text:style-name="T1">import</text:span><text:span text:style-name="T2"> javax.sound.sampled.AudioFormat;</text:span></text:p>
      <text:p text:style-name="P1"><text:span text:style-name="T1">import</text:span><text:span text:style-name="T2"> javax.sound.sampled.AudioInputStream;</text:span></text:p>
      <text:p text:style-name="P1"><text:span text:style-name="T1">import</text:span><text:span text:style-name="T2"> javax.sound.sampled.AudioSystem;</text:span></text:p>
      <text:p text:style-name="P1"><text:span text:style-name="T1">import</text:span><text:span text:style-name="T2"> javax.sound.sampled.Clip;</text:span></text:p>
      <text:p text:style-name="P1"><text:span text:style-name="T1">import</text:span><text:span text:style-name="T2"> javax.sound.sampled.DataLine;</text:span></text:p>
      <text:p text:style-name="P1"><text:span text:style-name="T1">import</text:span><text:span text:style-name="T2"> javax.swing.ImageIcon;</text:span></text:p>
      <text:p text:style-name="P1"><text:span text:style-name="T1">import</text:span><text:span text:style-name="T2"> javax.swing.JButton;</text:span></text:p>
      <text:p text:style-name="P1"><text:span text:style-name="T1">import</text:span><text:span text:style-name="T2"> javax.swing.JFrame;</text:span></text:p>
      <text:p text:style-name="P1"><text:span text:style-name="T1">import</text:span><text:span text:style-name="T2"> javax.swing.JLabel;</text:span></text:p>
      <text:p text:style-name="P1"><text:span text:style-name="T1">import</text:span><text:span text:style-name="T2"> javax.swing.JMenu;</text:span></text:p>
      <text:p text:style-name="P1"><text:span text:style-name="T1">import</text:span><text:span text:style-name="T2"> javax.swing.JMenuBar;</text:span></text:p>
      <text:p text:style-name="P1"><text:span text:style-name="T1">import</text:span><text:span text:style-name="T2"> javax.swing.JMenuItem;</text:span></text:p>
      <text:p text:style-name="P1"><text:span text:style-name="T1">import</text:span><text:span text:style-name="T2"> javax.swing.JOptionPane;</text:span></text:p>
      <text:p text:style-name="P1"><text:span text:style-name="T1">import</text:span><text:span text:style-name="T2"> javax.swing.JPanel;</text:span></text:p>
      <text:p text:style-name="P1"><text:span text:style-name="T1">import</text:span><text:span text:style-name="T2"> javax.swing.JSlider;</text:span></text:p>
      <text:p text:style-name="P1"><text:span text:style-name="T1">import</text:span><text:span text:style-name="T2"> javax.swing.JTextField;</text:span></text:p>
      <text:p text:style-name="P1"><text:span text:style-name="T1">import</text:span><text:span text:style-name="T2"> javax.swing.Timer;</text:span></text:p>
      <text:p text:style-name="P2"/>
      <text:p text:style-name="P1"><text:span text:style-name="T1">public</text:span><text:span text:style-name="T2"> </text:span><text:span text:style-name="T1">class</text:span><text:span text:style-name="T2"> </text:span><text:span text:style-name="T3">CBallMaze</text:span><text:span text:style-name="T2"> </text:span><text:span text:style-name="T1">extends</text:span><text:span text:style-name="T2"> JFrame </text:span><text:span text:style-name="T1">implements</text:span><text:span text:style-name="T2"> ActionListener </text:span></text:p>
      <text:p text:style-name="P5">{</text:p>
      <text:p text:style-name="P1"><text:span text:style-name="T2"><text:tab/></text:span><text:span text:style-name="T5">//initializing all the required elements one by one which can be access globally.</text:span></text:p>
      <text:p text:style-name="P1"><text:span text:style-name="T2"><text:tab/></text:span><text:span text:style-name="T1">private</text:span><text:span text:style-name="T2"> JPanel </text:span><text:span text:style-name="T8">panel1</text:span><text:span text:style-name="T2">, </text:span><text:span text:style-name="T8">panel2</text:span><text:span text:style-name="T2">, </text:span><text:span text:style-name="T8">panel3</text:span><text:span text:style-name="T2">; </text:span><text:span text:style-name="T5">// 3 panels for the game as per the design</text:span></text:p>
      <text:p text:style-name="P1"><text:span text:style-name="T2"><text:tab/></text:span><text:span text:style-name="T1">private</text:span><text:span text:style-name="T2"> JLabel </text:span><text:span text:style-name="T8">label1</text:span><text:span text:style-name="T2">, </text:span><text:span text:style-name="T8">label2</text:span><text:span text:style-name="T2">, </text:span><text:span text:style-name="T8">label3</text:span><text:span text:style-name="T2">, </text:span><text:span text:style-name="T8">timeLabel</text:span><text:span text:style-name="T2">,</text:span><text:span text:style-name="T8">speedLabel</text:span><text:span text:style-name="T2">;</text:span><text:span text:style-name="T5">//label for </text:span><text:span text:style-name="T6">convineance</text:span></text:p>
      <text:p text:style-name="P1"><text:span text:style-name="T2"><text:tab/></text:span><text:span text:style-name="T1">private</text:span><text:span text:style-name="T2"> JTextField </text:span><text:span text:style-name="T8">field1</text:span><text:span text:style-name="T2">, </text:span><text:span text:style-name="T8">field2</text:span><text:span text:style-name="T2">, </text:span><text:span text:style-name="T8">field3</text:span><text:span text:style-name="T2">, </text:span><text:span text:style-name="T8">hourField</text:span><text:span text:style-name="T2">, </text:span><text:span text:style-name="T8">minuteField</text:span><text:span text:style-name="T2">,</text:span><text:span text:style-name="T8">secondField</text:span><text:span text:style-name="T2">;</text:span><text:span text:style-name="T5">//fields which are dynamic and consists of value</text:span></text:p>
      <text:p text:style-name="P1"><text:span text:style-name="T2"><text:tab/></text:span><text:span text:style-name="T1">private</text:span><text:span text:style-name="T2"> </text:span><text:span text:style-name="T1">int</text:span><text:span text:style-name="T2"> </text:span><text:span text:style-name="T8">sec</text:span><text:span text:style-name="T2"> = 0; </text:span><text:span text:style-name="T5">// initializing initial time </text:span></text:p>
      <text:p text:style-name="P1"><text:span text:style-name="T2"><text:tab/></text:span><text:span text:style-name="T1">private</text:span><text:span text:style-name="T2"> JButton </text:span><text:span text:style-name="T8">runButton</text:span><text:span text:style-name="T2">, </text:span><text:span text:style-name="T8">actButton</text:span><text:span text:style-name="T2">, </text:span><text:span text:style-name="T8">resetButton</text:span><text:span text:style-name="T2">, </text:span><text:span text:style-name="T8">bLeft</text:span><text:span text:style-name="T2">, </text:span><text:span text:style-name="T8">bRight</text:span><text:span text:style-name="T2">, </text:span><text:span text:style-name="T8">bUp</text:span><text:span text:style-name="T2">, </text:span><text:span text:style-name="T8">bDown</text:span><text:span text:style-name="T2">, </text:span><text:span text:style-name="T8">option1</text:span><text:span text:style-name="T2">, </text:span><text:span text:style-name="T8">option2</text:span><text:span text:style-name="T2">, </text:span><text:span text:style-name="T8">option3</text:span><text:span text:style-name="T2">, </text:span><text:span text:style-name="T8">exitOption</text:span><text:span text:style-name="T2">,</text:span><text:span text:style-name="T8">unuse1</text:span><text:span text:style-name="T2">,</text:span><text:span text:style-name="T8">unuse2</text:span><text:span text:style-name="T2">,</text:span><text:span text:style-name="T8">unuse3</text:span><text:span text:style-name="T2">,</text:span><text:span text:style-name="T8">unuse4</text:span><text:span text:style-name="T2">,</text:span><text:span text:style-name="T8">unuse5</text:span><text:span text:style-name="T2">,</text:span><text:span text:style-name="T8">compassButton</text:span><text:span text:style-name="T2">;</text:span><text:span text:style-name="T5">//all the buttons required</text:span></text:p>
      <text:p text:style-name="P1"><text:span text:style-name="T2"><text:tab/></text:span><text:span text:style-name="T1">private</text:span><text:span text:style-name="T2"> JSlider </text:span><text:span text:style-name="T8">speed</text:span><text:span text:style-name="T2">;</text:span><text:span text:style-name="T5">//represents the slider</text:span></text:p>
      <text:p text:style-name="P1"><text:span text:style-name="T2"><text:tab/></text:span><text:span text:style-name="T1">private</text:span><text:span text:style-name="T2"> JMenuBar </text:span><text:span text:style-name="T8">menus</text:span><text:span text:style-name="T2">;</text:span><text:span text:style-name="T5">//represents the menu bar</text:span></text:p>
      <text:p text:style-name="P1"><text:span text:style-name="T2"><text:tab/></text:span><text:span text:style-name="T1">private</text:span><text:span text:style-name="T2"> JMenu </text:span><text:span text:style-name="T8">scenario</text:span><text:span text:style-name="T2">, </text:span><text:span text:style-name="T8">edit</text:span><text:span text:style-name="T2">, </text:span><text:span text:style-name="T8">controls</text:span><text:span text:style-name="T2">, </text:span><text:span text:style-name="T8">help</text:span><text:span text:style-name="T2">;</text:span><text:span text:style-name="T5">//represents the menu options</text:span></text:p>
      <text:p text:style-name="P1"><text:span text:style-name="T2"><text:tab/></text:span><text:span text:style-name="T1">private</text:span><text:span text:style-name="T2"> JMenuItem </text:span><text:span text:style-name="T8">exit</text:span><text:span text:style-name="T2">, </text:span><text:span text:style-name="T8">helpTool</text:span><text:span text:style-name="T2">, </text:span><text:span text:style-name="T8">about</text:span><text:span text:style-name="T2">;</text:span><text:span text:style-name="T5">//represents the inner items of the menu</text:span></text:p>
      <text:p text:style-name="P1"><text:span text:style-name="T2"><text:tab/></text:span><text:span text:style-name="T1">private</text:span><text:span text:style-name="T2"> JLabel[][] </text:span><text:span text:style-name="T8">maze</text:span><text:span text:style-name="T2"> = </text:span><text:span text:style-name="T1">new</text:span><text:span text:style-name="T2"> JLabel[16][13];</text:span><text:span text:style-name="T5">//initializing the array for panel 1 maze</text:span></text:p>
      <text:p text:style-name="P1"><text:span text:style-name="T2"><text:tab/></text:span><text:span text:style-name="T1">private</text:span><text:span text:style-name="T2"> ImageIcon </text:span><text:span text:style-name="T8">yellowBlock</text:span><text:span text:style-name="T2"> = </text:span><text:span text:style-name="T1">new</text:span><text:span text:style-name="T2"> ImageIcon(</text:span><text:span text:style-name="T10">"sand.jpg"</text:span><text:span text:style-name="T2">);</text:span><text:span text:style-name="T5">//yellowBlock represents the sand image</text:span></text:p>
      <text:p text:style-name="P1"><text:span text:style-name="T2"><text:tab/></text:span><text:span text:style-name="T1">private</text:span><text:span text:style-name="T2"> ImageIcon </text:span><text:span text:style-name="T8">greyBlock</text:span><text:span text:style-name="T2"> = </text:span><text:span text:style-name="T1">new</text:span><text:span text:style-name="T2"> ImageIcon(</text:span><text:span text:style-name="T10">"sandstone.jpg"</text:span><text:span text:style-name="T2">);</text:span><text:span text:style-name="T5">//greyBlock represents the goal point<text:tab/></text:span></text:p>
      <text:p text:style-name="P1"><text:soft-page-break/><text:span text:style-name="T2"><text:tab/></text:span><text:span text:style-name="T1">private</text:span><text:span text:style-name="T2"> ImageIcon </text:span><text:span text:style-name="T8">sandBall</text:span><text:span text:style-name="T2"> = </text:span><text:span text:style-name="T1">new</text:span><text:span text:style-name="T2"> ImageIcon(</text:span><text:span text:style-name="T10">"sandBall.png"</text:span><text:span text:style-name="T2">);</text:span><text:span text:style-name="T5">//sandBall represents the golden ball</text:span></text:p>
      <text:p text:style-name="P1"><text:span text:style-name="T2"><text:tab/></text:span><text:span text:style-name="T1">private</text:span><text:span text:style-name="T2"> Timer </text:span><text:span text:style-name="T8">time</text:span><text:span text:style-name="T2">,</text:span><text:span text:style-name="T8">auto</text:span><text:span text:style-name="T2">,</text:span><text:span text:style-name="T8">period</text:span><text:span text:style-name="T2">;</text:span><text:span text:style-name="T5">//various timers for fall and for the digital timer</text:span></text:p>
      <text:p text:style-name="P1"><text:span text:style-name="T2"><text:tab/></text:span><text:span text:style-name="T1">private</text:span><text:span text:style-name="T2"> GridBagConstraints </text:span><text:span text:style-name="T8">cons</text:span><text:span text:style-name="T2"> = </text:span><text:span text:style-name="T1">new</text:span><text:span text:style-name="T2"> GridBagConstraints();</text:span><text:span text:style-name="T5">//initializing grid bag constraints</text:span></text:p>
      <text:p text:style-name="P1"><text:span text:style-name="T2"><text:tab/>Clip </text:span><text:span text:style-name="T8">drop</text:span><text:span text:style-name="T2">;</text:span></text:p>
      <text:p text:style-name="P1"><text:span text:style-name="T2"><text:tab/></text:span><text:span text:style-name="T1">int</text:span><text:span text:style-name="T2"> </text:span><text:span text:style-name="T8">check</text:span><text:span text:style-name="T2"> = 0;</text:span><text:span text:style-name="T5">//acts as a boolean for run button</text:span></text:p>
      <text:p text:style-name="P1"><text:span text:style-name="T2"><text:tab/></text:span><text:span text:style-name="T1">int</text:span><text:span text:style-name="T2"> </text:span><text:span text:style-name="T8">check1</text:span><text:span text:style-name="T2"> = 0;</text:span></text:p>
      <text:p text:style-name="P1"><text:span text:style-name="T2"><text:tab/></text:span><text:span text:style-name="T1">int</text:span><text:span text:style-name="T2"> </text:span><text:span text:style-name="T8">check2</text:span><text:span text:style-name="T2"> = 0;</text:span></text:p>
      <text:p text:style-name="P1"><text:span text:style-name="T2"><text:tab/></text:span><text:span text:style-name="T1">int</text:span><text:span text:style-name="T2"> </text:span><text:span text:style-name="T8">startX</text:span><text:span text:style-name="T2"> = 15;</text:span></text:p>
      <text:p text:style-name="P1"><text:span text:style-name="T2"><text:tab/></text:span><text:span text:style-name="T1">int</text:span><text:span text:style-name="T2"> </text:span><text:span text:style-name="T8">startY</text:span><text:span text:style-name="T2"> = 0;</text:span></text:p>
      <text:p text:style-name="P1"><text:span text:style-name="T2"><text:tab/></text:span><text:span text:style-name="T1">private</text:span><text:span text:style-name="T2"> </text:span><text:span text:style-name="T1">static</text:span><text:span text:style-name="T2"> CBallMaze </text:span><text:span text:style-name="T9">world</text:span><text:span text:style-name="T2">;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args)</text:span></text:p>
      <text:p text:style-name="P5"><text:tab/>{</text:p>
      <text:p text:style-name="P1"><text:span text:style-name="T2"><text:tab/><text:tab/></text:span><text:span text:style-name="T9">world</text:span><text:span text:style-name="T2"> = </text:span><text:span text:style-name="T1">new</text:span><text:span text:style-name="T2"> CBallMaze(); </text:span><text:span text:style-name="T5">//creating object of the main frame. <text:s/></text:span></text:p>
      <text:p text:style-name="P1"><text:span text:style-name="T2"><text:tab/><text:tab/></text:span><text:span text:style-name="T9">world</text:span><text:span text:style-name="T2">.setSize(775, 650);</text:span><text:span text:style-name="T5">//initializing its size as 775*650 </text:span><text:span text:style-name="T6">px</text:span><text:span text:style-name="T5">.</text:span></text:p>
      <text:p text:style-name="P1"><text:span text:style-name="T2"><text:tab/><text:tab/></text:span><text:span text:style-name="T9">world</text:span><text:span text:style-name="T2">.createGUI();</text:span><text:span text:style-name="T5">//calling the method createGUI().</text:span></text:p>
      <text:p text:style-name="P1"><text:span text:style-name="T2"><text:tab/><text:tab/></text:span><text:span text:style-name="T9">world</text:span><text:span text:style-name="T2">.setJMenuBar(</text:span><text:span text:style-name="T9">world</text:span><text:span text:style-name="T2">.</text:span><text:span text:style-name="T8">menus</text:span><text:span text:style-name="T2">);</text:span></text:p>
      <text:p text:style-name="P1"><text:span text:style-name="T2"><text:tab/><text:tab/></text:span><text:span text:style-name="T9">world</text:span><text:span text:style-name="T2">.setResizable(</text:span><text:span text:style-name="T1">false</text:span><text:span text:style-name="T2">);</text:span><text:span text:style-name="T5">//making frame size constant</text:span></text:p>
      <text:p text:style-name="P1"><text:span text:style-name="T2"><text:tab/><text:tab/></text:span><text:span text:style-name="T9">world</text:span><text:span text:style-name="T2">.setLocationRelativeTo(</text:span><text:span text:style-name="T1">null</text:span><text:span text:style-name="T2">);</text:span></text:p>
      <text:p text:style-name="P1"><text:span text:style-name="T2"><text:tab/><text:tab/></text:span><text:span text:style-name="T9">world</text:span><text:span text:style-name="T2">.setVisible(</text:span><text:span text:style-name="T1">true</text:span><text:span text:style-name="T2">);</text:span><text:span text:style-name="T5">//makes all the elements in the frame visible.</text:span></text:p>
      <text:p text:style-name="P2"/>
      <text:p text:style-name="P5"><text:tab/>}</text:p>
      <text:p text:style-name="P1"><text:span text:style-name="T2"><text:tab/></text:span><text:span text:style-name="T1">public</text:span><text:span text:style-name="T2"> </text:span><text:span text:style-name="T1">void</text:span><text:span text:style-name="T2"> remake() </text:span><text:span text:style-name="T5">// </text:span><text:span text:style-name="T6">remake</text:span><text:span text:style-name="T5">() regenerates the frame (used in reset button)</text:span></text:p>
      <text:p text:style-name="P5"><text:tab/>{</text:p>
      <text:p text:style-name="P2"/>
      <text:p text:style-name="P1"><text:span text:style-name="T2"><text:tab/><text:tab/></text:span><text:span text:style-name="T9">world</text:span><text:span text:style-name="T2"> = </text:span><text:span text:style-name="T1">new</text:span><text:span text:style-name="T2"> CBallMaze();</text:span></text:p>
      <text:p text:style-name="P1"><text:span text:style-name="T2"><text:tab/><text:tab/></text:span><text:span text:style-name="T9">world</text:span><text:span text:style-name="T2">.setSize(775, 650);</text:span></text:p>
      <text:p text:style-name="P1"><text:span text:style-name="T2"><text:tab/><text:tab/></text:span><text:span text:style-name="T9">world</text:span><text:span text:style-name="T2">.createGUI();</text:span></text:p>
      <text:p text:style-name="P1"><text:span text:style-name="T2"><text:tab/><text:tab/></text:span><text:span text:style-name="T9">world</text:span><text:span text:style-name="T2">.setJMenuBar(</text:span><text:span text:style-name="T9">world</text:span><text:span text:style-name="T2">.</text:span><text:span text:style-name="T8">menus</text:span><text:span text:style-name="T2">);</text:span></text:p>
      <text:p text:style-name="P1"><text:span text:style-name="T2"><text:tab/><text:tab/></text:span><text:span text:style-name="T9">world</text:span><text:span text:style-name="T2">.setResizable(</text:span><text:span text:style-name="T1">false</text:span><text:span text:style-name="T2">);</text:span></text:p>
      <text:p text:style-name="P1"><text:span text:style-name="T2"><text:tab/><text:tab/></text:span><text:span text:style-name="T9">world</text:span><text:span text:style-name="T2">.setLocationRelativeTo(</text:span><text:span text:style-name="T1">null</text:span><text:span text:style-name="T2">);</text:span></text:p>
      <text:p text:style-name="P1"><text:span text:style-name="T2"><text:tab/><text:tab/></text:span><text:span text:style-name="T9">world</text:span><text:span text:style-name="T2">.setVisible(</text:span><text:span text:style-name="T1">true</text:span><text:span text:style-name="T2">);</text:span></text:p>
      <text:p text:style-name="P5"><text:tab/>}</text:p>
      <text:p text:style-name="P2"/>
      <text:p text:style-name="P1"><text:span text:style-name="T2"><text:tab/></text:span><text:span text:style-name="T1">private</text:span><text:span text:style-name="T2"> </text:span><text:span text:style-name="T1">void</text:span><text:span text:style-name="T2"> createGUI()</text:span><text:span text:style-name="T5">//this method consists of all the the elements to be placed in the frame.</text:span></text:p>
      <text:p text:style-name="P5"><text:tab/>{</text:p>
      <text:p text:style-name="P2"/>
      <text:p text:style-name="P1"><text:span text:style-name="T2"><text:tab/><text:tab/>setDefultCloseOperator(</text:span><text:span text:style-name="T9">EXIT_ON_CLOSE</text:span><text:span text:style-name="T2">);</text:span></text:p>
      <text:p text:style-name="P5"><text:tab/><text:tab/>Container window = getContentPane();</text:p>
      <text:p text:style-name="P1"><text:span text:style-name="T2"><text:tab/><text:tab/>window.setLayout(</text:span><text:span text:style-name="T1">null</text:span><text:span text:style-name="T2">);</text:span></text:p>
      <text:p text:style-name="P2"/>
      <text:p text:style-name="P2"/>
      <text:p text:style-name="P1"><text:span text:style-name="T2"><text:tab/><text:tab/></text:span><text:span text:style-name="T5">// ---MENU BAR---//</text:span></text:p>
      <text:p text:style-name="P1"><text:span text:style-name="T2"><text:tab/><text:tab/></text:span><text:span text:style-name="T8">menus</text:span><text:span text:style-name="T2"> = </text:span><text:span text:style-name="T1">new</text:span><text:span text:style-name="T2"> JMenuBar();</text:span></text:p>
      <text:p text:style-name="P1"><text:span text:style-name="T2"><text:tab/><text:tab/></text:span><text:span text:style-name="T5">// menus.setBounds(0,0,775,25);</text:span></text:p>
      <text:p text:style-name="P1"><text:span text:style-name="T2"><text:tab/><text:tab/></text:span><text:span text:style-name="T8">scenario</text:span><text:span text:style-name="T2"> = </text:span><text:span text:style-name="T1">new</text:span><text:span text:style-name="T2"> JMenu(</text:span><text:span text:style-name="T10">"Scenario"</text:span><text:span text:style-name="T2">);</text:span></text:p>
      <text:p text:style-name="P1"><text:span text:style-name="T2"><text:tab/><text:tab/></text:span><text:span text:style-name="T8">menus</text:span><text:span text:style-name="T2">.add(</text:span><text:span text:style-name="T8">scenario</text:span><text:span text:style-name="T2">);</text:span></text:p>
      <text:p text:style-name="P1"><text:span text:style-name="T2"><text:tab/><text:tab/></text:span><text:span text:style-name="T8">exit</text:span><text:span text:style-name="T2"> = </text:span><text:span text:style-name="T1">new</text:span><text:span text:style-name="T2"> JMenuItem(</text:span><text:span text:style-name="T10">"Exit"</text:span><text:span text:style-name="T2">);</text:span></text:p>
      <text:p text:style-name="P1"><text:span text:style-name="T2"><text:tab/><text:tab/></text:span><text:span text:style-name="T8">exit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scenario</text:span><text:span text:style-name="T2">.add(</text:span><text:span text:style-name="T8">exit</text:span><text:span text:style-name="T2">);</text:span></text:p>
      <text:p text:style-name="P1"><text:span text:style-name="T2"><text:tab/><text:tab/></text:span><text:span text:style-name="T8">edit</text:span><text:span text:style-name="T2"> = </text:span><text:span text:style-name="T1">new</text:span><text:span text:style-name="T2"> JMenu(</text:span><text:span text:style-name="T10">"Edit"</text:span><text:span text:style-name="T2">);</text:span></text:p>
      <text:p text:style-name="P1"><text:span text:style-name="T2"><text:tab/><text:tab/></text:span><text:span text:style-name="T8">menus</text:span><text:span text:style-name="T2">.add(</text:span><text:span text:style-name="T8">edit</text:span><text:span text:style-name="T2">);</text:span></text:p>
      <text:p text:style-name="P1"><text:span text:style-name="T2"><text:tab/><text:tab/></text:span><text:span text:style-name="T8">controls</text:span><text:span text:style-name="T2"> = </text:span><text:span text:style-name="T1">new</text:span><text:span text:style-name="T2"> JMenu(</text:span><text:span text:style-name="T10">"Control"</text:span><text:span text:style-name="T2">);</text:span></text:p>
      <text:p text:style-name="P1"><text:span text:style-name="T2"><text:tab/><text:tab/></text:span><text:span text:style-name="T8">menus</text:span><text:span text:style-name="T2">.add(</text:span><text:span text:style-name="T8">controls</text:span><text:span text:style-name="T2">);</text:span></text:p>
      <text:p text:style-name="P1"><text:span text:style-name="T2"><text:tab/><text:tab/></text:span><text:span text:style-name="T8">help</text:span><text:span text:style-name="T2"> = </text:span><text:span text:style-name="T1">new</text:span><text:span text:style-name="T2"> JMenu(</text:span><text:span text:style-name="T10">"Help"</text:span><text:span text:style-name="T2">);</text:span></text:p>
      <text:p text:style-name="P1"><text:span text:style-name="T2"><text:tab/><text:tab/></text:span><text:span text:style-name="T8">menus</text:span><text:span text:style-name="T2">.add(</text:span><text:span text:style-name="T8">help</text:span><text:span text:style-name="T2">);</text:span></text:p>
      <text:p text:style-name="P1"><text:soft-page-break/><text:span text:style-name="T2"><text:tab/><text:tab/></text:span><text:span text:style-name="T8">helpTool</text:span><text:span text:style-name="T2"> = </text:span><text:span text:style-name="T1">new</text:span><text:span text:style-name="T2"> JMenuItem(</text:span><text:span text:style-name="T10">"Help Tool"</text:span><text:span text:style-name="T2">);</text:span></text:p>
      <text:p text:style-name="P1"><text:span text:style-name="T2"><text:tab/><text:tab/></text:span><text:span text:style-name="T8">helpTool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help</text:span><text:span text:style-name="T2">.add(</text:span><text:span text:style-name="T8">helpTool</text:span><text:span text:style-name="T2">);</text:span></text:p>
      <text:p text:style-name="P1"><text:span text:style-name="T2"><text:tab/><text:tab/></text:span><text:span text:style-name="T8">about</text:span><text:span text:style-name="T2"> = </text:span><text:span text:style-name="T1">new</text:span><text:span text:style-name="T2"> JMenuItem(</text:span><text:span text:style-name="T10">"About"</text:span><text:span text:style-name="T2">);</text:span></text:p>
      <text:p text:style-name="P1"><text:span text:style-name="T2"><text:tab/><text:tab/></text:span><text:span text:style-name="T8">about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help</text:span><text:span text:style-name="T2">.add(</text:span><text:span text:style-name="T8">about</text:span><text:span text:style-name="T2">);</text:span></text:p>
      <text:p text:style-name="P1"><text:span text:style-name="T2"><text:tab/><text:tab/>window.add(</text:span><text:span text:style-name="T8">menus</text:span><text:span text:style-name="T2">);</text:span><text:span text:style-name="T5">//adds all the menu items in the frame</text:span></text:p>
      <text:p text:style-name="P2"/>
      <text:p text:style-name="P1"><text:span text:style-name="T2"><text:tab/><text:tab/></text:span><text:span text:style-name="T5">//---PANEL 1 ---//</text:span></text:p>
      <text:p text:style-name="P1"><text:span text:style-name="T2"><text:tab/><text:tab/></text:span><text:span text:style-name="T8">panel1</text:span><text:span text:style-name="T2"> = </text:span><text:span text:style-name="T1">new</text:span><text:span text:style-name="T2"> JPanel();</text:span><text:span text:style-name="T5">//this is the main panel which consists the maze and the ball.</text:span></text:p>
      <text:p text:style-name="P1"><text:span text:style-name="T2"><text:tab/><text:tab/></text:span><text:span text:style-name="T8">panel1</text:span><text:span text:style-name="T2">.setBounds(0, 0, 575, 555);</text:span><text:span text:style-name="T5">//size for the </text:span><text:span text:style-name="T6">perticular</text:span><text:span text:style-name="T5"> panel</text:span></text:p>
      <text:p text:style-name="P1"><text:span text:style-name="T2"><text:tab/><text:tab/></text:span><text:span text:style-name="T8">panel1</text:span><text:span text:style-name="T2">.setBackground(Color.</text:span><text:span text:style-name="T9">WHITE</text:span><text:span text:style-name="T2">);</text:span></text:p>
      <text:p text:style-name="P1"><text:span text:style-name="T2"><text:tab/><text:tab/></text:span><text:span text:style-name="T8">panel1</text:span><text:span text:style-name="T2">.setLayout(</text:span><text:span text:style-name="T1">new</text:span><text:span text:style-name="T2"> GridBagLayout());</text:span><text:span text:style-name="T5">//setting the layout for panel 1 as grid bag layout</text:span></text:p>
      <text:p text:style-name="P1"><text:span text:style-name="T2"><text:tab/><text:tab/>window.add(</text:span><text:span text:style-name="T8">panel1</text:span><text:span text:style-name="T2">);</text:span></text:p>
      <text:p text:style-name="P1"><text:span text:style-name="T2"><text:tab/><text:tab/>innerMaze();</text:span><text:span text:style-name="T5">//all the elements to be kept in the panel 1 are initialized here at its respective </text:span><text:span text:style-name="T6">positons</text:span><text:span text:style-name="T5">.</text:span></text:p>
      <text:p text:style-name="P2"/>
      <text:p text:style-name="P1"><text:span text:style-name="T2"><text:tab/><text:tab/></text:span><text:span text:style-name="T5">//---PANEL 2---//</text:span></text:p>
      <text:p text:style-name="P1"><text:span text:style-name="T2"><text:tab/><text:tab/></text:span><text:span text:style-name="T8">panel2</text:span><text:span text:style-name="T2"> = </text:span><text:span text:style-name="T1">new</text:span><text:span text:style-name="T2"> JPanel();</text:span></text:p>
      <text:p text:style-name="P1"><text:span text:style-name="T2"><text:tab/><text:tab/></text:span><text:span text:style-name="T8">panel2</text:span><text:span text:style-name="T2">.setLayout(</text:span><text:span text:style-name="T1">null</text:span><text:span text:style-name="T2">);</text:span></text:p>
      <text:p text:style-name="P1"><text:span text:style-name="T2"><text:tab/><text:tab/></text:span><text:span text:style-name="T8">panel2</text:span><text:span text:style-name="T2">.setBounds(581, 0, 200, 555);</text:span></text:p>
      <text:p text:style-name="P1"><text:span text:style-name="T2"><text:tab/><text:tab/></text:span><text:span text:style-name="T8">panel2</text:span><text:span text:style-name="T2">.setBackground(Color.</text:span><text:span text:style-name="T9">LIGHT_GRAY</text:span><text:span text:style-name="T2">);</text:span></text:p>
      <text:p text:style-name="P5"><text:tab/><text:tab/>sideControls();</text:p>
      <text:p text:style-name="P1"><text:span text:style-name="T2"><text:tab/><text:tab/>window.add(</text:span><text:span text:style-name="T8">panel2</text:span><text:span text:style-name="T2">);</text:span></text:p>
      <text:p text:style-name="P2"/>
      <text:p text:style-name="P1"><text:span text:style-name="T2"><text:tab/><text:tab/></text:span><text:span text:style-name="T5">//---PANEL 3---//</text:span></text:p>
      <text:p text:style-name="P1"><text:span text:style-name="T2"><text:tab/><text:tab/></text:span><text:span text:style-name="T8">panel3</text:span><text:span text:style-name="T2"> = </text:span><text:span text:style-name="T1">new</text:span><text:span text:style-name="T2"> JPanel();</text:span></text:p>
      <text:p text:style-name="P1"><text:span text:style-name="T2"><text:tab/><text:tab/></text:span><text:span text:style-name="T8">panel3</text:span><text:span text:style-name="T2">.setLayout(</text:span><text:span text:style-name="T1">null</text:span><text:span text:style-name="T2">);</text:span></text:p>
      <text:p text:style-name="P1"><text:span text:style-name="T2"><text:tab/><text:tab/></text:span><text:span text:style-name="T8">panel3</text:span><text:span text:style-name="T2">.setBounds(0, 559, 775, 100);</text:span></text:p>
      <text:p text:style-name="P1"><text:span text:style-name="T2"><text:tab/><text:tab/></text:span><text:span text:style-name="T8">panel3</text:span><text:span text:style-name="T2">.setBackground(Color.</text:span><text:span text:style-name="T9">lightGray</text:span><text:span text:style-name="T2">);</text:span></text:p>
      <text:p text:style-name="P5"><text:tab/><text:tab/>gameControls();<text:tab/><text:tab/></text:p>
      <text:p text:style-name="P1"><text:span text:style-name="T2"><text:tab/><text:tab/>window.add(</text:span><text:span text:style-name="T8">panel3</text:span><text:span text:style-name="T2">);</text:span></text:p>
      <text:p text:style-name="P5"><text:tab/><text:tab/>validate();</text:p>
      <text:p text:style-name="P5"><text:tab/>}</text:p>
      <text:p text:style-name="P5"><text:tab/></text:p>
      <text:p text:style-name="P1"><text:span text:style-name="T2"><text:tab/></text:span><text:span text:style-name="T5">//---METHOD FOR CREATING MAZE IN PANEL 1 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innerMaze()</text:span></text:p>
      <text:p text:style-name="P5"><text:tab/>{</text:p>
      <text:p text:style-name="P1"><text:span text:style-name="T2"><text:tab/><text:tab/></text:span><text:span text:style-name="T5">// this method consists of codes for creating a grid bag layout in the panel 1</text:span>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0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2;</text:span></text:p>
      <text:p text:style-name="P1"><text:span text:style-name="T2"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greyBlock</text:span><text:span text:style-name="T2">);</text:span></text:p>
      <text:p text:style-name="P1"><text:span text:style-name="T2"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0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0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16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x</text:span><text:span text:style-name="T2">++;</text:span></text:p>
      <text:p text:style-name="P5"><text:tab/><text:tab/>}</text:p>
      <text:p text:style-name="P1"><text:span text:style-name="T2"><text:tab/><text:tab/></text:span><text:span text:style-name="T8">maze</text:span><text:span text:style-name="T2">[15][0].setIcon(</text:span><text:span text:style-name="T8">sandBall</text:span><text:span text:style-name="T2">);</text:span>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1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 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oft-page-break/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0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3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16; i++) 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x</text:span><text:span text:style-name="T2">++;</text:span></text:p>
      <text:p text:style-name="P5"><text:tab/><text:tab/>}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5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 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9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2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4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2"/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7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4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11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4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 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0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6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16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oft-page-break/><text:span text:style-name="T2"><text:tab/><text:tab/><text:tab/></text:span><text:span text:style-name="T8">cons</text:span><text:span text:style-name="T2">.</text:span><text:span text:style-name="T8">gridx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1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7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5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7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12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7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0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9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16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x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2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0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6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0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0; i &lt; 2; i++) 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y</text:span><text:span text:style-name="T2">++;</text:span></text:p>
      <text:p text:style-name="P5"><text:tab/><text:tab/>}</text:p>
      <text:p text:style-name="P1"><text:span text:style-name="T2"><text:tab/><text:tab/></text:span><text:span text:style-name="T8">cons</text:span><text:span text:style-name="T2">.</text:span><text:span text:style-name="T8">gridx</text:span><text:span text:style-name="T2"> = 1;</text:span></text:p>
      <text:p text:style-name="P1"><text:span text:style-name="T2"><text:tab/><text:tab/></text:span><text:span text:style-name="T8">cons</text:span><text:span text:style-name="T2">.</text:span><text:span text:style-name="T8">gridy</text:span><text:span text:style-name="T2"> = 12;</text:span></text:p>
      <text:p text:style-name="P1"><text:span text:style-name="T2"><text:tab/><text:tab/></text:span><text:span text:style-name="T1">for</text:span><text:span text:style-name="T2"> (</text:span><text:span text:style-name="T1">int</text:span><text:span text:style-name="T2"> i = 1; i &lt; 16; i++)</text:span></text:p>
      <text:p text:style-name="P5"><text:tab/><text:tab/>{</text:p>
      <text:p text:style-name="P1"><text:span text:style-name="T2"><text:tab/><text:tab/><text:tab/>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 = </text:span><text:span text:style-name="T1">new</text:span><text:span text:style-name="T2"> JLabel(</text:span><text:span text:style-name="T8">yellowBlock</text:span><text:span text:style-name="T2">);</text:span></text:p>
      <text:p text:style-name="P1"><text:span text:style-name="T2"><text:tab/><text:tab/><text:tab/></text:span><text:span text:style-name="T8">panel1</text:span><text:span text:style-name="T2">.add(</text:span><text:span text:style-name="T8">maze</text:span><text:span text:style-name="T2">[</text:span><text:span text:style-name="T8">cons</text:span><text:span text:style-name="T2">.</text:span><text:span text:style-name="T8">gridx</text:span><text:span text:style-name="T2">][</text:span><text:span text:style-name="T8">cons</text:span><text:span text:style-name="T2">.</text:span><text:span text:style-name="T8">gridy</text:span><text:span text:style-name="T2">], </text:span><text:span text:style-name="T8">cons</text:span><text:span text:style-name="T2">);</text:span></text:p>
      <text:p text:style-name="P1"><text:span text:style-name="T2"><text:tab/><text:tab/><text:tab/></text:span><text:span text:style-name="T8">cons</text:span><text:span text:style-name="T2">.</text:span><text:span text:style-name="T8">gridx</text:span><text:span text:style-name="T2">++;</text:span></text:p>
      <text:p text:style-name="P5"><text:tab/><text:tab/>}</text:p>
      <text:p text:style-name="P2"/>
      <text:p text:style-name="P5"><text:tab/>}</text:p>
      <text:p text:style-name="P1"><text:span text:style-name="T2"><text:tab/></text:span><text:span text:style-name="T5">//---METHOD FOR ADDING KEYS AND FIELDS IN PANEL 2 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sideControls()</text:span></text:p>
      <text:p text:style-name="P5"><text:soft-page-break/><text:tab/>{</text:p>
      <text:p text:style-name="P1"><text:span text:style-name="T2"><text:tab/><text:tab/></text:span><text:span text:style-name="T8">label1</text:span><text:span text:style-name="T2"> = </text:span><text:span text:style-name="T1">new</text:span><text:span text:style-name="T2"> JLabel(</text:span><text:span text:style-name="T10">"OPTION"</text:span><text:span text:style-name="T2">);</text:span></text:p>
      <text:p text:style-name="P1"><text:span text:style-name="T2"><text:tab/><text:tab/></text:span><text:span text:style-name="T8">label1</text:span><text:span text:style-name="T2">.setBounds(10, 0, 70, 25);</text:span></text:p>
      <text:p text:style-name="P1"><text:span text:style-name="T2"><text:tab/><text:tab/></text:span><text:span text:style-name="T8">panel2</text:span><text:span text:style-name="T2">.add(</text:span><text:span text:style-name="T8">label1</text:span><text:span text:style-name="T2">);</text:span></text:p>
      <text:p text:style-name="P1"><text:span text:style-name="T2"><text:tab/><text:tab/></text:span><text:span text:style-name="T8">label2</text:span><text:span text:style-name="T2"> = </text:span><text:span text:style-name="T1">new</text:span><text:span text:style-name="T2"> JLabel(</text:span><text:span text:style-name="T10">"SQUARE"</text:span><text:span text:style-name="T2">);</text:span></text:p>
      <text:p text:style-name="P1"><text:span text:style-name="T2"><text:tab/><text:tab/></text:span><text:span text:style-name="T8">label2</text:span><text:span text:style-name="T2">.setBounds(10, 30, 70, 25);</text:span></text:p>
      <text:p text:style-name="P1"><text:span text:style-name="T2"><text:tab/><text:tab/></text:span><text:span text:style-name="T8">panel2</text:span><text:span text:style-name="T2">.add(</text:span><text:span text:style-name="T8">label2</text:span><text:span text:style-name="T2">);</text:span></text:p>
      <text:p text:style-name="P1"><text:span text:style-name="T2"><text:tab/><text:tab/></text:span><text:span text:style-name="T8">label3</text:span><text:span text:style-name="T2"> = </text:span><text:span text:style-name="T1">new</text:span><text:span text:style-name="T2"> JLabel(</text:span><text:span text:style-name="T10">"DIRECTION"</text:span><text:span text:style-name="T2">);</text:span></text:p>
      <text:p text:style-name="P1"><text:span text:style-name="T2"><text:tab/><text:tab/></text:span><text:span text:style-name="T8">label3</text:span><text:span text:style-name="T2">.setBounds(10, 60, 90, 25);</text:span></text:p>
      <text:p text:style-name="P1"><text:span text:style-name="T2"><text:tab/><text:tab/></text:span><text:span text:style-name="T8">panel2</text:span><text:span text:style-name="T2">.add(</text:span><text:span text:style-name="T8">label3</text:span><text:span text:style-name="T2">);</text:span></text:p>
      <text:p text:style-name="P1"><text:span text:style-name="T2"><text:tab/><text:tab/></text:span><text:span text:style-name="T8">field1</text:span><text:span text:style-name="T2"> = </text:span><text:span text:style-name="T1">new</text:span><text:span text:style-name="T2"> JTextField(</text:span><text:span text:style-name="T10">"1"</text:span><text:span text:style-name="T2">);</text:span></text:p>
      <text:p text:style-name="P1"><text:span text:style-name="T2"><text:tab/><text:tab/></text:span><text:span text:style-name="T8">field1</text:span><text:span text:style-name="T2">.setBounds(100, 0, 70, 25);</text:span></text:p>
      <text:p text:style-name="P1"><text:span text:style-name="T2"><text:tab/><text:tab/></text:span><text:span text:style-name="T8">panel2</text:span><text:span text:style-name="T2">.add(</text:span><text:span text:style-name="T8">field1</text:span><text:span text:style-name="T2">);</text:span></text:p>
      <text:p text:style-name="P1"><text:span text:style-name="T2"><text:tab/><text:tab/></text:span><text:span text:style-name="T8">field2</text:span><text:span text:style-name="T2"> = </text:span><text:span text:style-name="T1">new</text:span><text:span text:style-name="T2"> JTextField(</text:span><text:span text:style-name="T10">"15 , 0"</text:span><text:span text:style-name="T2">);</text:span></text:p>
      <text:p text:style-name="P1"><text:span text:style-name="T2"><text:tab/><text:tab/></text:span><text:span text:style-name="T8">field2</text:span><text:span text:style-name="T2">.setBounds(100, 30, 70, 25);</text:span></text:p>
      <text:p text:style-name="P1"><text:span text:style-name="T2"><text:tab/><text:tab/></text:span><text:span text:style-name="T8">panel2</text:span><text:span text:style-name="T2">.add(</text:span><text:span text:style-name="T8">field2</text:span><text:span text:style-name="T2">);</text:span></text:p>
      <text:p text:style-name="P1"><text:span text:style-name="T2"><text:tab/><text:tab/></text:span><text:span text:style-name="T8">field3</text:span><text:span text:style-name="T2"> = </text:span><text:span text:style-name="T1">new</text:span><text:span text:style-name="T2"> JTextField(</text:span><text:span text:style-name="T10">"W"</text:span><text:span text:style-name="T2">);</text:span></text:p>
      <text:p text:style-name="P1"><text:span text:style-name="T2"><text:tab/><text:tab/></text:span><text:span text:style-name="T8">field3</text:span><text:span text:style-name="T2">.setBounds(100, 60, 70, 25);</text:span></text:p>
      <text:p text:style-name="P1"><text:span text:style-name="T2"><text:tab/><text:tab/></text:span><text:span text:style-name="T8">panel2</text:span><text:span text:style-name="T2">.add(</text:span><text:span text:style-name="T8">field3</text:span><text:span text:style-name="T2">);</text:span></text:p>
      <text:p text:style-name="P1"><text:span text:style-name="T2"><text:tab/><text:tab/></text:span><text:span text:style-name="T8">timeLabel</text:span><text:span text:style-name="T2"> = </text:span><text:span text:style-name="T1">new</text:span><text:span text:style-name="T2"> JLabel(</text:span><text:span text:style-name="T10">"DIGITAL TIMER"</text:span><text:span text:style-name="T2">);</text:span></text:p>
      <text:p text:style-name="P1"><text:span text:style-name="T2"><text:tab/><text:tab/></text:span><text:span text:style-name="T8">timeLabel</text:span><text:span text:style-name="T2">.setBounds(50, 105, 150, 20);</text:span></text:p>
      <text:p text:style-name="P1"><text:span text:style-name="T2"><text:tab/><text:tab/></text:span><text:span text:style-name="T8">period</text:span><text:span text:style-name="T2"> = </text:span><text:span text:style-name="T1">new</text:span><text:span text:style-name="T2"> Timer(1000,</text:span><text:span text:style-name="T1">new</text:span><text:span text:style-name="T2"> ActionListener(){</text:span></text:p>
      <text:p text:style-name="P1"><text:span text:style-name="T2"><text:tab/><text:tab/></text:span><text:span text:style-name="T1">public</text:span><text:span text:style-name="T2"> </text:span><text:span text:style-name="T1">void</text:span><text:span text:style-name="T2"> actionPerformed(ActionEvent act) { </text:span><text:span text:style-name="T5">//action listener for time DIGITAL TIMER</text:span></text:p>
      <text:p text:style-name="P1"><text:span text:style-name="T2"><text:tab/><text:tab/><text:tab/><text:tab/></text:span><text:span text:style-name="T8">minuteField</text:span><text:span text:style-name="T2">.setText(Integer.</text:span><text:span text:style-name="T4">toString</text:span><text:span text:style-name="T2">(</text:span><text:span text:style-name="T8">sec</text:span><text:span text:style-name="T2"> / 60));</text:span></text:p>
      <text:p text:style-name="P1"><text:span text:style-name="T2"><text:tab/><text:tab/><text:tab/><text:tab/></text:span><text:span text:style-name="T8">secondField</text:span><text:span text:style-name="T2">.setText(Integer.</text:span><text:span text:style-name="T4">toString</text:span><text:span text:style-name="T2">(</text:span><text:span text:style-name="T8">sec</text:span><text:span text:style-name="T2"> % 60));</text:span></text:p>
      <text:p text:style-name="P1"><text:span text:style-name="T2"><text:tab/><text:tab/><text:tab/><text:tab/></text:span><text:span text:style-name="T8">hourField</text:span><text:span text:style-name="T2">.setText(Integer.</text:span><text:span text:style-name="T4">toString</text:span><text:span text:style-name="T2">((</text:span><text:span text:style-name="T8">sec</text:span><text:span text:style-name="T2">/60)/60));</text:span></text:p>
      <text:p text:style-name="P1"><text:span text:style-name="T2"><text:tab/><text:tab/><text:tab/><text:tab/></text:span><text:span text:style-name="T8">sec</text:span><text:span text:style-name="T2"> = </text:span><text:span text:style-name="T8">sec</text:span><text:span text:style-name="T2"> + 1;</text:span></text:p>
      <text:p text:style-name="P5"><text:tab/><text:tab/><text:tab/>}</text:p>
      <text:p text:style-name="P5"><text:tab/><text:tab/>});</text:p>
      <text:p text:style-name="P1"><text:span text:style-name="T2"><text:tab/><text:tab/></text:span><text:span text:style-name="T8">panel2</text:span><text:span text:style-name="T2">.add(</text:span><text:span text:style-name="T8">timeLabel</text:span><text:span text:style-name="T2">);</text:span></text:p>
      <text:p text:style-name="P1"><text:span text:style-name="T2"><text:tab/><text:tab/></text:span><text:span text:style-name="T8">hourField</text:span><text:span text:style-name="T2"> = </text:span><text:span text:style-name="T1">new</text:span><text:span text:style-name="T2"> JTextField(</text:span><text:span text:style-name="T10">"00"</text:span><text:span text:style-name="T2">);</text:span></text:p>
      <text:p text:style-name="P1"><text:span text:style-name="T2"><text:tab/><text:tab/></text:span><text:span text:style-name="T8">hourField</text:span><text:span text:style-name="T2">.setBounds(30, 140, 30, 20);</text:span></text:p>
      <text:p text:style-name="P1"><text:span text:style-name="T2"><text:tab/><text:tab/></text:span><text:span text:style-name="T8">hourField</text:span><text:span text:style-name="T2">.setBackground(Color.</text:span><text:span text:style-name="T9">BLACK</text:span><text:span text:style-name="T2">);</text:span></text:p>
      <text:p text:style-name="P1"><text:span text:style-name="T2"><text:tab/><text:tab/></text:span><text:span text:style-name="T8">hourField</text:span><text:span text:style-name="T2">.setForeground(Color.</text:span><text:span text:style-name="T9">WHIT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hourField</text:span><text:span text:style-name="T2">);</text:span></text:p>
      <text:p text:style-name="P2"/>
      <text:p text:style-name="P1"><text:span text:style-name="T2"><text:tab/><text:tab/></text:span><text:span text:style-name="T8">minuteField</text:span><text:span text:style-name="T2"> = </text:span><text:span text:style-name="T1">new</text:span><text:span text:style-name="T2"> JTextField(</text:span><text:span text:style-name="T10">"00"</text:span><text:span text:style-name="T2">);</text:span></text:p>
      <text:p text:style-name="P1"><text:span text:style-name="T2"><text:tab/><text:tab/></text:span><text:span text:style-name="T8">minuteField</text:span><text:span text:style-name="T2">.setBounds(80, 140, 30, 20);</text:span></text:p>
      <text:p text:style-name="P1"><text:span text:style-name="T2"><text:tab/><text:tab/></text:span><text:span text:style-name="T8">minuteField</text:span><text:span text:style-name="T2">.setBackground(Color.</text:span><text:span text:style-name="T9">BLACK</text:span><text:span text:style-name="T2">);</text:span></text:p>
      <text:p text:style-name="P1"><text:span text:style-name="T2"><text:tab/><text:tab/></text:span><text:span text:style-name="T8">minuteField</text:span><text:span text:style-name="T2">.setForeground(Color.</text:span><text:span text:style-name="T9">WHIT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minuteField</text:span><text:span text:style-name="T2">);</text:span></text:p>
      <text:p text:style-name="P2"/>
      <text:p text:style-name="P1"><text:span text:style-name="T2"><text:tab/><text:tab/></text:span><text:span text:style-name="T8">secondField</text:span><text:span text:style-name="T2"> = </text:span><text:span text:style-name="T1">new</text:span><text:span text:style-name="T2"> JTextField(</text:span><text:span text:style-name="T10">"00"</text:span><text:span text:style-name="T2">);</text:span></text:p>
      <text:p text:style-name="P1"><text:span text:style-name="T2"><text:tab/><text:tab/></text:span><text:span text:style-name="T8">secondField</text:span><text:span text:style-name="T2">.setBounds(131, 140, 30, 20);</text:span></text:p>
      <text:p text:style-name="P1"><text:span text:style-name="T2"><text:tab/><text:tab/></text:span><text:span text:style-name="T8">secondField</text:span><text:span text:style-name="T2">.setBackground(Color.</text:span><text:span text:style-name="T9">BLACK</text:span><text:span text:style-name="T2">);</text:span></text:p>
      <text:p text:style-name="P1"><text:span text:style-name="T2"><text:tab/><text:tab/></text:span><text:span text:style-name="T8">secondField</text:span><text:span text:style-name="T2">.setForeground(Color.</text:span><text:span text:style-name="T9">WHIT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secondField</text:span><text:span text:style-name="T2">);</text:span></text:p>
      <text:p text:style-name="P2"/>
      <text:p text:style-name="P1"><text:span text:style-name="T2"><text:tab/><text:tab/></text:span><text:span text:style-name="T8">unuse1</text:span><text:span text:style-name="T2"> = </text:span><text:span text:style-name="T1">new</text:span><text:span text:style-name="T2"> JButton(); <text:s text:c="9"/></text:span><text:span text:style-name="T5">// UNUSE represents the unused disabled keys in the controls.</text:span></text:p>
      <text:p text:style-name="P1"><text:span text:style-name="T2"><text:tab/><text:tab/></text:span><text:span text:style-name="T8">unuse1</text:span><text:span text:style-name="T2">.setBounds(20,184,50,30);</text:span></text:p>
      <text:p text:style-name="P1"><text:span text:style-name="T2"><text:tab/><text:tab/></text:span><text:span text:style-name="T8">unuse1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unuse1</text:span><text:span text:style-name="T2">);</text:span></text:p>
      <text:p text:style-name="P1"><text:span text:style-name="T2"><text:tab/><text:tab/></text:span><text:span text:style-name="T8">bUp</text:span><text:span text:style-name="T2"> = </text:span><text:span text:style-name="T1">new</text:span><text:span text:style-name="T2"> JButton(</text:span><text:span text:style-name="T10">"^"</text:span><text:span text:style-name="T2">);</text:span></text:p>
      <text:p text:style-name="P1"><text:span text:style-name="T2"><text:tab/><text:tab/></text:span><text:span text:style-name="T8">bUp</text:span><text:span text:style-name="T2">.setBounds(75, 184, 50, 30);</text:span></text:p>
      <text:p text:style-name="P1"><text:span text:style-name="T2"><text:tab/><text:tab/></text:span><text:span text:style-name="T8">panel2</text:span><text:span text:style-name="T2">.add(</text:span><text:span text:style-name="T8">bUp</text:span><text:span text:style-name="T2">);</text:span></text:p>
      <text:p text:style-name="P1"><text:span text:style-name="T2"><text:tab/><text:tab/></text:span><text:span text:style-name="T8">unuse2</text:span><text:span text:style-name="T2"> = </text:span><text:span text:style-name="T1">new</text:span><text:span text:style-name="T2"> JButton();</text:span></text:p>
      <text:p text:style-name="P1"><text:span text:style-name="T2"><text:tab/><text:tab/></text:span><text:span text:style-name="T8">unuse2</text:span><text:span text:style-name="T2">.setBounds(130,184,50,30);</text:span></text:p>
      <text:p text:style-name="P1"><text:span text:style-name="T2"><text:tab/><text:tab/></text:span><text:span text:style-name="T8">unuse2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unuse2</text:span><text:span text:style-name="T2">);</text:span></text:p>
      <text:p text:style-name="P1"><text:span text:style-name="T2"><text:tab/><text:tab/></text:span><text:span text:style-name="T8">unuse3</text:span><text:span text:style-name="T2"> = </text:span><text:span text:style-name="T1">new</text:span><text:span text:style-name="T2"> JButton();</text:span></text:p>
      <text:p text:style-name="P1"><text:soft-page-break/><text:span text:style-name="T2"><text:tab/><text:tab/></text:span><text:span text:style-name="T8">unuse3</text:span><text:span text:style-name="T2">.setBounds(75,224,50,30);</text:span></text:p>
      <text:p text:style-name="P1"><text:span text:style-name="T2"><text:tab/><text:tab/></text:span><text:span text:style-name="T8">unuse3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unuse3</text:span><text:span text:style-name="T2">);</text:span></text:p>
      <text:p text:style-name="P1"><text:span text:style-name="T2"><text:tab/><text:tab/></text:span><text:span text:style-name="T8">bLeft</text:span><text:span text:style-name="T2"> = </text:span><text:span text:style-name="T1">new</text:span><text:span text:style-name="T2"> JButton(</text:span><text:span text:style-name="T10">"&lt;"</text:span><text:span text:style-name="T2">);</text:span></text:p>
      <text:p text:style-name="P1"><text:span text:style-name="T2"><text:tab/><text:tab/></text:span><text:span text:style-name="T8">bLeft</text:span><text:span text:style-name="T2">.setBounds(20, 224, 50, 30);</text:span></text:p>
      <text:p text:style-name="P1"><text:span text:style-name="T2"><text:tab/><text:tab/></text:span><text:span text:style-name="T8">panel2</text:span><text:span text:style-name="T2">.add(</text:span><text:span text:style-name="T8">bLeft</text:span><text:span text:style-name="T2">);</text:span></text:p>
      <text:p text:style-name="P1"><text:span text:style-name="T2"><text:tab/><text:tab/></text:span><text:span text:style-name="T8">bLeft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bRight</text:span><text:span text:style-name="T2"> = </text:span><text:span text:style-name="T1">new</text:span><text:span text:style-name="T2"> JButton(</text:span><text:span text:style-name="T10">"&gt;"</text:span><text:span text:style-name="T2">);</text:span></text:p>
      <text:p text:style-name="P1"><text:span text:style-name="T2"><text:tab/><text:tab/></text:span><text:span text:style-name="T8">bRight</text:span><text:span text:style-name="T2">.setBounds(130, 224, 50, 30);</text:span></text:p>
      <text:p text:style-name="P1"><text:span text:style-name="T2"><text:tab/><text:tab/></text:span><text:span text:style-name="T8">panel2</text:span><text:span text:style-name="T2">.add(</text:span><text:span text:style-name="T8">bRight</text:span><text:span text:style-name="T2">);</text:span></text:p>
      <text:p text:style-name="P1"><text:span text:style-name="T2"><text:tab/><text:tab/></text:span><text:span text:style-name="T8">bRight</text:span><text:span text:style-name="T2">.addActionListener(</text:span><text:span text:style-name="T1">this</text:span><text:span text:style-name="T2">);</text:span></text:p>
      <text:p text:style-name="P2"/>
      <text:p text:style-name="P1"><text:span text:style-name="T2"><text:tab/><text:tab/></text:span><text:span text:style-name="T8">bUp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unuse4</text:span><text:span text:style-name="T2"> = </text:span><text:span text:style-name="T1">new</text:span><text:span text:style-name="T2"> JButton();</text:span></text:p>
      <text:p text:style-name="P1"><text:span text:style-name="T2"><text:tab/><text:tab/></text:span><text:span text:style-name="T8">unuse4</text:span><text:span text:style-name="T2">.setBounds(20,263,50,30);</text:span></text:p>
      <text:p text:style-name="P1"><text:span text:style-name="T2"><text:tab/><text:tab/></text:span><text:span text:style-name="T8">unuse4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unuse4</text:span><text:span text:style-name="T2">);</text:span></text:p>
      <text:p text:style-name="P1"><text:span text:style-name="T2"><text:tab/><text:tab/></text:span><text:span text:style-name="T8">bDown</text:span><text:span text:style-name="T2"> = </text:span><text:span text:style-name="T1">new</text:span><text:span text:style-name="T2"> JButton(</text:span><text:span text:style-name="T10">"v"</text:span><text:span text:style-name="T2">);</text:span></text:p>
      <text:p text:style-name="P1"><text:span text:style-name="T2"><text:tab/><text:tab/></text:span><text:span text:style-name="T8">bDown</text:span><text:span text:style-name="T2">.setBounds(75, 263, 50, 30);</text:span></text:p>
      <text:p text:style-name="P1"><text:span text:style-name="T2"><text:tab/><text:tab/></text:span><text:span text:style-name="T8">panel2</text:span><text:span text:style-name="T2">.add(</text:span><text:span text:style-name="T8">bDown</text:span><text:span text:style-name="T2">);</text:span></text:p>
      <text:p text:style-name="P1"><text:span text:style-name="T2"><text:tab/><text:tab/></text:span><text:span text:style-name="T8">bDown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unuse5</text:span><text:span text:style-name="T2"> = </text:span><text:span text:style-name="T1">new</text:span><text:span text:style-name="T2"> JButton();</text:span></text:p>
      <text:p text:style-name="P1"><text:span text:style-name="T2"><text:tab/><text:tab/></text:span><text:span text:style-name="T8">unuse5</text:span><text:span text:style-name="T2">.setBounds(130,263,50,30);</text:span></text:p>
      <text:p text:style-name="P1"><text:span text:style-name="T2"><text:tab/><text:tab/></text:span><text:span text:style-name="T8">unuse5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panel2</text:span><text:span text:style-name="T2">.add(</text:span><text:span text:style-name="T8">unuse5</text:span><text:span text:style-name="T2">);</text:span></text:p>
      <text:p text:style-name="P2"/>
      <text:p text:style-name="P1"><text:span text:style-name="T2"><text:tab/><text:tab/></text:span><text:span text:style-name="T8">option1</text:span><text:span text:style-name="T2"> = </text:span><text:span text:style-name="T1">new</text:span><text:span text:style-name="T2"> JButton(</text:span><text:span text:style-name="T10">"Option1"</text:span><text:span text:style-name="T2">);</text:span></text:p>
      <text:p text:style-name="P1"><text:span text:style-name="T2"><text:tab/><text:tab/></text:span><text:span text:style-name="T8">option1</text:span><text:span text:style-name="T2">.setBounds(10, 319, 87, 40);</text:span></text:p>
      <text:p text:style-name="P1"><text:span text:style-name="T2"><text:tab/><text:tab/></text:span><text:span text:style-name="T8">option1</text:span><text:span text:style-name="T2">.setFont(</text:span><text:span text:style-name="T1">new</text:span><text:span text:style-name="T2"> Font(</text:span><text:span text:style-name="T10">"Arial"</text:span><text:span text:style-name="T2">,Font.</text:span><text:span text:style-name="T9">BOLD</text:span><text:span text:style-name="T2">,11));</text:span></text:p>
      <text:p text:style-name="P1"><text:span text:style-name="T2"><text:tab/><text:tab/></text:span><text:span text:style-name="T8">panel2</text:span><text:span text:style-name="T2">.add(</text:span><text:span text:style-name="T8">option1</text:span><text:span text:style-name="T2">);</text:span></text:p>
      <text:p text:style-name="P1"><text:span text:style-name="T2"><text:tab/><text:tab/></text:span><text:span text:style-name="T8">option1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option2</text:span><text:span text:style-name="T2"> = </text:span><text:span text:style-name="T1">new</text:span><text:span text:style-name="T2"> JButton(</text:span><text:span text:style-name="T10">"Option2"</text:span><text:span text:style-name="T2">);</text:span></text:p>
      <text:p text:style-name="P1"><text:span text:style-name="T2"><text:tab/><text:tab/></text:span><text:span text:style-name="T8">option2</text:span><text:span text:style-name="T2">.setBounds(100, 319, 87, 40);</text:span></text:p>
      <text:p text:style-name="P1"><text:span text:style-name="T2"><text:tab/><text:tab/></text:span><text:span text:style-name="T8">option2</text:span><text:span text:style-name="T2">.setFont(</text:span><text:span text:style-name="T1">new</text:span><text:span text:style-name="T2"> Font(</text:span><text:span text:style-name="T10">"Arial"</text:span><text:span text:style-name="T2">,Font.</text:span><text:span text:style-name="T9">BOLD</text:span><text:span text:style-name="T2">,11));</text:span></text:p>
      <text:p text:style-name="P1"><text:span text:style-name="T2"><text:tab/><text:tab/></text:span><text:span text:style-name="T8">panel2</text:span><text:span text:style-name="T2">.add(</text:span><text:span text:style-name="T8">option2</text:span><text:span text:style-name="T2">);</text:span></text:p>
      <text:p text:style-name="P1"><text:span text:style-name="T2"><text:tab/><text:tab/></text:span><text:span text:style-name="T8">option2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option3</text:span><text:span text:style-name="T2"> = </text:span><text:span text:style-name="T1">new</text:span><text:span text:style-name="T2"> JButton(</text:span><text:span text:style-name="T10">"Option3"</text:span><text:span text:style-name="T2">);</text:span></text:p>
      <text:p text:style-name="P1"><text:span text:style-name="T2"><text:tab/><text:tab/></text:span><text:span text:style-name="T8">option3</text:span><text:span text:style-name="T2">.setBounds(10, 369, 87, 40);</text:span></text:p>
      <text:p text:style-name="P1"><text:span text:style-name="T2"><text:tab/><text:tab/></text:span><text:span text:style-name="T8">option3</text:span><text:span text:style-name="T2">.setFont(</text:span><text:span text:style-name="T1">new</text:span><text:span text:style-name="T2"> Font(</text:span><text:span text:style-name="T10">"Arial"</text:span><text:span text:style-name="T2">,Font.</text:span><text:span text:style-name="T9">BOLD</text:span><text:span text:style-name="T2">,11));</text:span></text:p>
      <text:p text:style-name="P1"><text:span text:style-name="T2"><text:tab/><text:tab/></text:span><text:span text:style-name="T8">panel2</text:span><text:span text:style-name="T2">.add(</text:span><text:span text:style-name="T8">option3</text:span><text:span text:style-name="T2">);</text:span></text:p>
      <text:p text:style-name="P1"><text:span text:style-name="T2"><text:tab/><text:tab/></text:span><text:span text:style-name="T8">option3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exitOption</text:span><text:span text:style-name="T2"> = </text:span><text:span text:style-name="T1">new</text:span><text:span text:style-name="T2"> JButton(</text:span><text:span text:style-name="T10">"Exit"</text:span><text:span text:style-name="T2">);</text:span></text:p>
      <text:p text:style-name="P1"><text:span text:style-name="T2"><text:tab/><text:tab/></text:span><text:span text:style-name="T8">exitOption</text:span><text:span text:style-name="T2">.setBounds(100, 369, 87, 40);</text:span></text:p>
      <text:p text:style-name="P1"><text:span text:style-name="T2"><text:tab/><text:tab/></text:span><text:span text:style-name="T8">exitOption</text:span><text:span text:style-name="T2">.setFont(</text:span><text:span text:style-name="T1">new</text:span><text:span text:style-name="T2"> Font(</text:span><text:span text:style-name="T10">"Arial"</text:span><text:span text:style-name="T2">,Font.</text:span><text:span text:style-name="T9">BOLD</text:span><text:span text:style-name="T2">,11));</text:span></text:p>
      <text:p text:style-name="P1"><text:span text:style-name="T2"><text:tab/><text:tab/></text:span><text:span text:style-name="T8">panel2</text:span><text:span text:style-name="T2">.add(</text:span><text:span text:style-name="T8">exitOption</text:span><text:span text:style-name="T2">);</text:span></text:p>
      <text:p text:style-name="P1"><text:span text:style-name="T2"><text:tab/><text:tab/></text:span><text:span text:style-name="T8">exitOption</text:span><text:span text:style-name="T2">.addActionListener(</text:span><text:span text:style-name="T1">this</text:span><text:span text:style-name="T2">);</text:span></text:p>
      <text:p text:style-name="P2"/>
      <text:p text:style-name="P1"><text:span text:style-name="T2"><text:tab/><text:tab/></text:span><text:span text:style-name="T8">compassButton</text:span><text:span text:style-name="T2"> = </text:span><text:span text:style-name="T1">new</text:span><text:span text:style-name="T2"> JButton();<text:tab/><text:tab/><text:tab/><text:tab/><text:tab/></text:span><text:span text:style-name="T5">//adding compass to the panel 2 </text:span></text:p>
      <text:p text:style-name="P1"><text:span text:style-name="T2"><text:tab/><text:tab/></text:span><text:span text:style-name="T8">compassButton</text:span><text:span text:style-name="T2">.setBounds(49, 430, 100, 100);</text:span></text:p>
      <text:p text:style-name="P1"><text:span text:style-name="T2"><text:tab/><text:tab/></text:span><text:span text:style-name="T8">compassButton</text:span><text:span text:style-name="T2">.setIcon(</text:span><text:span text:style-name="T1">new</text:span><text:span text:style-name="T2"> ImageIcon(</text:span><text:span text:style-name="T10">"west.jpg"</text:span><text:span text:style-name="T2">));</text:span></text:p>
      <text:p text:style-name="P2"/>
      <text:p text:style-name="P1"><text:span text:style-name="T2"><text:tab/><text:tab/></text:span><text:span text:style-name="T5">//compassButton.setEnabled(false);</text:span></text:p>
      <text:p text:style-name="P1"><text:span text:style-name="T2"><text:tab/><text:tab/></text:span><text:span text:style-name="T8">panel2</text:span><text:span text:style-name="T2">.add(</text:span><text:span text:style-name="T8">compassButton</text:span><text:span text:style-name="T2">);</text:span></text:p>
      <text:p text:style-name="P2"/>
      <text:p text:style-name="P5"><text:tab/>}</text:p>
      <text:p text:style-name="P2"/>
      <text:p text:style-name="P1"><text:span text:style-name="T2"><text:tab/></text:span><text:span text:style-name="T5">//---METHOD FOR PANEL 3 THAT CONSISTS OF RUN,ACT,RESET BUTTONS AND SLIDER---/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gameControls()</text:span></text:p>
      <text:p text:style-name="P5"><text:tab/>{</text:p>
      <text:p text:style-name="P1"><text:span text:style-name="T2"><text:tab/><text:tab/></text:span><text:span text:style-name="T8">actButton</text:span><text:span text:style-name="T2"> = </text:span><text:span text:style-name="T1">new</text:span><text:span text:style-name="T2"> JButton(</text:span><text:span text:style-name="T10">"Act"</text:span><text:span text:style-name="T2">);</text:span></text:p>
      <text:p text:style-name="P1"><text:soft-page-break/><text:span text:style-name="T2"><text:tab/><text:tab/></text:span><text:span text:style-name="T8">actButton</text:span><text:span text:style-name="T2">.setBounds(101, 20, 81, 23);</text:span></text:p>
      <text:p text:style-name="P1"><text:span text:style-name="T2"><text:tab/><text:tab/></text:span><text:span text:style-name="T8">actButton</text:span><text:span text:style-name="T2">.setBackground(Color.</text:span><text:span text:style-name="T9">WHITE</text:span><text:span text:style-name="T2">);</text:span></text:p>
      <text:p text:style-name="P1"><text:span text:style-name="T2"><text:tab/><text:tab/></text:span><text:span text:style-name="T8">actButton</text:span><text:span text:style-name="T2">.setIcon(</text:span><text:span text:style-name="T1">new</text:span><text:span text:style-name="T2"> ImageIcon(</text:span><text:span text:style-name="T10">"step.png"</text:span><text:span text:style-name="T2">));</text:span></text:p>
      <text:p text:style-name="P1"><text:span text:style-name="T2"><text:tab/><text:tab/></text:span><text:span text:style-name="T8">panel3</text:span><text:span text:style-name="T2">.add(</text:span><text:span text:style-name="T8">actButton</text:span><text:span text:style-name="T2">);</text:span></text:p>
      <text:p text:style-name="P1"><text:span text:style-name="T2"><text:tab/><text:tab/></text:span><text:span text:style-name="T8">actButton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runButton</text:span><text:span text:style-name="T2"> = </text:span><text:span text:style-name="T1">new</text:span><text:span text:style-name="T2"> JButton(</text:span><text:span text:style-name="T10">"Run"</text:span><text:span text:style-name="T2">);</text:span></text:p>
      <text:p text:style-name="P1"><text:span text:style-name="T2"><text:tab/><text:tab/></text:span><text:span text:style-name="T8">runButton</text:span><text:span text:style-name="T2">.setBounds(186, 20, 101, 23);</text:span></text:p>
      <text:p text:style-name="P1"><text:span text:style-name="T2"><text:tab/><text:tab/></text:span><text:span text:style-name="T8">runButton</text:span><text:span text:style-name="T2">.setBackground(Color.</text:span><text:span text:style-name="T9">WHITE</text:span><text:span text:style-name="T2">);</text:span></text:p>
      <text:p text:style-name="P1"><text:span text:style-name="T2"><text:tab/><text:tab/></text:span><text:span text:style-name="T8">runButton</text:span><text:span text:style-name="T2">.setIcon(</text:span><text:span text:style-name="T1">new</text:span><text:span text:style-name="T2"> ImageIcon(</text:span><text:span text:style-name="T10">"run.png"</text:span><text:span text:style-name="T2">));</text:span></text:p>
      <text:p text:style-name="P1"><text:span text:style-name="T2"><text:tab/><text:tab/></text:span><text:span text:style-name="T8">panel3</text:span><text:span text:style-name="T2">.add(</text:span><text:span text:style-name="T8">runButton</text:span><text:span text:style-name="T2">);</text:span></text:p>
      <text:p text:style-name="P1"><text:span text:style-name="T2"><text:tab/><text:tab/></text:span><text:span text:style-name="T8">runButton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resetButton</text:span><text:span text:style-name="T2"> = </text:span><text:span text:style-name="T1">new</text:span><text:span text:style-name="T2"> JButton(</text:span><text:span text:style-name="T10">"Reset"</text:span><text:span text:style-name="T2">);</text:span></text:p>
      <text:p text:style-name="P1"><text:span text:style-name="T2"><text:tab/><text:tab/></text:span><text:span text:style-name="T8">resetButton</text:span><text:span text:style-name="T2">.setBounds(291, 20, 101, 23);</text:span></text:p>
      <text:p text:style-name="P1"><text:span text:style-name="T2"><text:tab/><text:tab/></text:span><text:span text:style-name="T8">resetButton</text:span><text:span text:style-name="T2">.setBackground(Color.</text:span><text:span text:style-name="T9">WHITE</text:span><text:span text:style-name="T2">);</text:span></text:p>
      <text:p text:style-name="P1"><text:span text:style-name="T2"><text:tab/><text:tab/></text:span><text:span text:style-name="T8">resetButton</text:span><text:span text:style-name="T2">.setIcon(</text:span><text:span text:style-name="T1">new</text:span><text:span text:style-name="T2"> ImageIcon(</text:span><text:span text:style-name="T10">"reset.png"</text:span><text:span text:style-name="T2">));</text:span></text:p>
      <text:p text:style-name="P1"><text:span text:style-name="T2"><text:tab/><text:tab/></text:span><text:span text:style-name="T8">panel3</text:span><text:span text:style-name="T2">.add(</text:span><text:span text:style-name="T8">resetButton</text:span><text:span text:style-name="T2">);</text:span></text:p>
      <text:p text:style-name="P1"><text:span text:style-name="T2"><text:tab/><text:tab/></text:span><text:span text:style-name="T8">resetButton</text:span><text:span text:style-name="T2">.addActionListener(</text:span><text:span text:style-name="T1">this</text:span><text:span text:style-name="T2">);</text:span></text:p>
      <text:p text:style-name="P1"><text:span text:style-name="T2"><text:tab/><text:tab/></text:span><text:span text:style-name="T8">speedLabel</text:span><text:span text:style-name="T2">=</text:span><text:span text:style-name="T1">new</text:span><text:span text:style-name="T2"> JLabel(</text:span><text:span text:style-name="T10">"Speed:"</text:span><text:span text:style-name="T2">);</text:span></text:p>
      <text:p text:style-name="P1"><text:span text:style-name="T2"><text:tab/><text:tab/></text:span><text:span text:style-name="T8">speedLabel</text:span><text:span text:style-name="T2">.setBounds(501,20,101,23);</text:span></text:p>
      <text:p text:style-name="P1"><text:span text:style-name="T2"><text:tab/><text:tab/></text:span><text:span text:style-name="T8">panel3</text:span><text:span text:style-name="T2">.add(</text:span><text:span text:style-name="T8">speedLabel</text:span><text:span text:style-name="T2">);</text:span></text:p>
      <text:p text:style-name="P1"><text:span text:style-name="T2"><text:tab/><text:tab/></text:span><text:span text:style-name="T8">speed</text:span><text:span text:style-name="T2"> = </text:span><text:span text:style-name="T1">new</text:span><text:span text:style-name="T2"> JSlider(JSlider.</text:span><text:span text:style-name="T9">HORIZONTAL</text:span><text:span text:style-name="T2">, 1,10,5 );</text:span></text:p>
      <text:p text:style-name="P1"><text:span text:style-name="T2"><text:tab/><text:tab/></text:span><text:span text:style-name="T8">speed</text:span><text:span text:style-name="T2">.setBounds(570, 20, 199, 27);</text:span></text:p>
      <text:p text:style-name="P1"><text:span text:style-name="T2"><text:tab/><text:tab/></text:span><text:span text:style-name="T8">speed</text:span><text:span text:style-name="T2">.setMajorTickSpacing(1);</text:span></text:p>
      <text:p text:style-name="P1"><text:span text:style-name="T2"><text:tab/><text:tab/></text:span><text:span text:style-name="T8">speed</text:span><text:span text:style-name="T2">.setBackground(Color.</text:span><text:span text:style-name="T9">LIGHT_GRAY</text:span><text:span text:style-name="T2">);</text:span></text:p>
      <text:p text:style-name="P1"><text:span text:style-name="T2"><text:tab/><text:tab/></text:span><text:span text:style-name="T8">speed</text:span><text:span text:style-name="T2">.setPaintTicks(</text:span><text:span text:style-name="T1">true</text:span><text:span text:style-name="T2">);</text:span></text:p>
      <text:p text:style-name="P1"><text:span text:style-name="T2"><text:tab/><text:tab/></text:span><text:span text:style-name="T8">panel3</text:span><text:span text:style-name="T2">.add(</text:span><text:span text:style-name="T8">speed</text:span><text:span text:style-name="T2">);</text:span></text:p>
      <text:p text:style-name="P2"/>
      <text:p text:style-name="P1"><text:span text:style-name="T2"><text:tab/><text:tab/></text:span><text:span text:style-name="T8">auto</text:span><text:span text:style-name="T2">=</text:span><text:span text:style-name="T1">new</text:span><text:span text:style-name="T2"> Timer(1055,</text:span><text:span text:style-name="T1">this</text:span><text:span text:style-name="T2">);</text:span></text:p>
      <text:p text:style-name="P2"/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MOVEMENT WHEN ACT BUTTON IS PRESSED ---/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oneStep()</text:span></text:p>
      <text:p text:style-name="P5"><text:tab/>{</text:p>
      <text:p text:style-name="P5"><text:tab/><text:tab/>moveDown();</text:p>
      <text:p text:style-name="P5"><text:tab/><text:tab/>moveLeft();</text:p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LEFT MOVEMENT BY A BLOCK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moveLeft()</text:span></text:p>
      <text:p text:style-name="P5"><text:tab/>{</text:p>
      <text:p text:style-name="P2"/>
      <text:p text:style-name="P1"><text:span text:style-name="T2"><text:tab/><text:tab/></text:span><text:span text:style-name="T8">maze</text:span><text:span text:style-name="T2">[</text:span><text:span text:style-name="T8">startX</text:span><text:span text:style-name="T2"> - 1][</text:span><text:span text:style-name="T8">startY</text:span><text:span text:style-name="T2">].setIcon(</text:span><text:span text:style-name="T8">sandBall</text:span><text:span text:style-name="T2">);</text:span>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].setIcon(</text:span><text:span text:style-name="T8">yellowBlock</text:span><text:span text:style-name="T2">);</text:span></text:p>
      <text:p text:style-name="P1"><text:span text:style-name="T2"><text:tab/><text:tab/></text:span><text:span text:style-name="T8">startX</text:span><text:span text:style-name="T2">--;</text:span></text:p>
      <text:p text:style-name="P1"><text:span text:style-name="T2"><text:tab/><text:tab/></text:span><text:span text:style-name="T8">field3</text:span><text:span text:style-name="T2">.setText(</text:span><text:span text:style-name="T10">"W"</text:span><text:span text:style-name="T2">);</text:span></text:p>
      <text:p text:style-name="P1"><text:span text:style-name="T2"><text:tab/><text:tab/></text:span><text:span text:style-name="T8">compassButton</text:span><text:span text:style-name="T2">.setIcon(</text:span><text:span text:style-name="T1">new</text:span><text:span text:style-name="T2"> ImageIcon(</text:span><text:span text:style-name="T10">"west.jpg"</text:span><text:span text:style-name="T2">));</text:span></text:p>
      <text:p text:style-name="P1"><text:span text:style-name="T2"><text:tab/><text:tab/></text:span><text:span text:style-name="T8">field2</text:span><text:span text:style-name="T2">.setText(</text:span><text:span text:style-name="T8">startX</text:span><text:span text:style-name="T2"> +</text:span><text:span text:style-name="T10">","</text:span><text:span text:style-name="T2">+ </text:span><text:span text:style-name="T8">startY</text:span><text:span text:style-name="T2">);</text:span></text:p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RIGHT MOVEMENT BY A BLOCK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moveRight()</text:span></text:p>
      <text:p text:style-name="P5"><text:tab/>{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+1][</text:span><text:span text:style-name="T8">startY</text:span><text:span text:style-name="T2">].setIcon(</text:span><text:span text:style-name="T8">sandBall</text:span><text:span text:style-name="T2">);</text:span>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].setIcon(</text:span><text:span text:style-name="T8">yellowBlock</text:span><text:span text:style-name="T2">);</text:span></text:p>
      <text:p text:style-name="P1"><text:span text:style-name="T2"><text:tab/><text:tab/></text:span><text:span text:style-name="T8">startX</text:span><text:span text:style-name="T2">++;</text:span></text:p>
      <text:p text:style-name="P1"><text:span text:style-name="T2"><text:tab/><text:tab/></text:span><text:span text:style-name="T8">field3</text:span><text:span text:style-name="T2">.setText(</text:span><text:span text:style-name="T10">"E"</text:span><text:span text:style-name="T2">);</text:span></text:p>
      <text:p text:style-name="P1"><text:span text:style-name="T2"><text:tab/><text:tab/></text:span><text:span text:style-name="T8">compassButton</text:span><text:span text:style-name="T2">.setIcon(</text:span><text:span text:style-name="T1">new</text:span><text:span text:style-name="T2"> ImageIcon(</text:span><text:span text:style-name="T10">"east.jpg"</text:span><text:span text:style-name="T2">));</text:span></text:p>
      <text:p text:style-name="P1"><text:soft-page-break/><text:span text:style-name="T2"><text:tab/><text:tab/></text:span><text:span text:style-name="T8">field2</text:span><text:span text:style-name="T2">.setText(</text:span><text:span text:style-name="T8">startX</text:span><text:span text:style-name="T2"> +</text:span><text:span text:style-name="T10">","</text:span><text:span text:style-name="T2">+ </text:span><text:span text:style-name="T8">startY</text:span><text:span text:style-name="T2">);</text:span></text:p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FALL 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moveDown()</text:span></text:p>
      <text:p text:style-name="P5"><text:tab/>{</text:p>
      <text:p text:style-name="P1"><text:span text:style-name="T2"><text:tab/><text:tab/></text:span><text:span text:style-name="T8">time</text:span><text:span text:style-name="T2"> = </text:span><text:span text:style-name="T1">new</text:span><text:span text:style-name="T2"> Timer(1000,</text:span><text:span text:style-name="T1">new</text:span><text:span text:style-name="T2"> ActionListener() </text:span><text:span text:style-name="T5">// IT RECALLS THE METHOD TIME AND AGAIN TO CHECK IF A BLOCK IS BELOW // </text:span></text:p>
      <text:p text:style-name="P5"><text:tab/><text:tab/>{</text:p>
      <text:p text:style-name="P1"><text:span text:style-name="T2"><text:tab/><text:tab/><text:tab/></text:span><text:span text:style-name="T1">public</text:span><text:span text:style-name="T2"> </text:span><text:span text:style-name="T1">void</text:span><text:span text:style-name="T2"> actionPerformed(ActionEvent e)</text:span></text:p>
      <text:p text:style-name="P5"><text:tab/><text:tab/><text:tab/>{</text:p>
      <text:p text:style-name="P1"><text:span text:style-name="T2"><text:tab/><text:tab/><text:tab/><text:tab/></text:span><text:span text:style-name="T1">try</text:span><text:span text:style-name="T2">{</text:span></text:p>
      <text:p text:style-name="P1"><text:span text:style-name="T2"><text:tab/><text:tab/><text:tab/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+1].setIcon(</text:span><text:span text:style-name="T8">sandBall</text:span><text:span text:style-name="T2">);</text:span></text:p>
      <text:p text:style-name="P1"><text:span text:style-name="T2"><text:tab/><text:tab/><text:tab/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].setIcon(</text:span><text:span text:style-name="T8">yellowBlock</text:span><text:span text:style-name="T2">);</text:span></text:p>
      <text:p text:style-name="P1"><text:span text:style-name="T2"><text:tab/><text:tab/><text:tab/><text:tab/><text:tab/></text:span><text:span text:style-name="T8">startY</text:span><text:span text:style-name="T2">++;</text:span></text:p>
      <text:p text:style-name="P1"><text:span text:style-name="T2"><text:tab/><text:tab/><text:tab/><text:tab/><text:tab/></text:span><text:span text:style-name="T8">field3</text:span><text:span text:style-name="T2">.setText(</text:span><text:span text:style-name="T10">"S"</text:span><text:span text:style-name="T2">);</text:span></text:p>
      <text:p text:style-name="P1"><text:span text:style-name="T2"><text:tab/><text:tab/><text:tab/><text:tab/><text:tab/></text:span><text:span text:style-name="T8">field2</text:span><text:span text:style-name="T2">.setText(</text:span><text:span text:style-name="T8">startX</text:span><text:span text:style-name="T2"> +</text:span><text:span text:style-name="T10">","</text:span><text:span text:style-name="T2">+ </text:span><text:span text:style-name="T8">startY</text:span><text:span text:style-name="T2">);</text:span></text:p>
      <text:p text:style-name="P1"><text:span text:style-name="T2"><text:tab/><text:tab/><text:tab/><text:tab/><text:tab/>music(</text:span><text:span text:style-name="T10">"fallSound.wav"</text:span><text:span text:style-name="T2">);</text:span></text:p>
      <text:p text:style-name="P1"><text:span text:style-name="T2"><text:tab/><text:tab/><text:tab/><text:tab/>}</text:span><text:span text:style-name="T1">catch</text:span><text:span text:style-name="T2">(Exception e1){</text:span></text:p>
      <text:p text:style-name="P2"/>
      <text:p text:style-name="P5"><text:tab/><text:tab/><text:tab/><text:tab/>}</text:p>
      <text:p text:style-name="P5"><text:tab/><text:tab/><text:tab/>}</text:p>
      <text:p text:style-name="P2"/>
      <text:p text:style-name="P5"><text:tab/><text:tab/>});</text:p>
      <text:p text:style-name="P1"><text:span text:style-name="T2"><text:tab/><text:tab/></text:span><text:span text:style-name="T8">time</text:span><text:span text:style-name="T2">.start();</text:span></text:p>
      <text:p text:style-name="P5"><text:tab/>}</text:p>
      <text:p text:style-name="P5"><text:tab/>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DOWN MOVEMENT BY A BLOCK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down()</text:span></text:p>
      <text:p text:style-name="P5"><text:tab/>{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+1].setIcon(</text:span><text:span text:style-name="T8">sandBall</text:span><text:span text:style-name="T2">);</text:span>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].setIcon(</text:span><text:span text:style-name="T8">yellowBlock</text:span><text:span text:style-name="T2">);</text:span></text:p>
      <text:p text:style-name="P1"><text:span text:style-name="T2"><text:tab/><text:tab/></text:span><text:span text:style-name="T8">startY</text:span><text:span text:style-name="T2">++;</text:span></text:p>
      <text:p text:style-name="P1"><text:span text:style-name="T2"><text:tab/><text:tab/></text:span><text:span text:style-name="T8">field3</text:span><text:span text:style-name="T2">.setText(</text:span><text:span text:style-name="T10">"S"</text:span><text:span text:style-name="T2">);</text:span></text:p>
      <text:p text:style-name="P1"><text:span text:style-name="T2"><text:tab/><text:tab/>music(</text:span><text:span text:style-name="T10">"fallSound.wav"</text:span><text:span text:style-name="T2">);</text:span></text:p>
      <text:p text:style-name="P1"><text:span text:style-name="T2"><text:tab/><text:tab/></text:span><text:span text:style-name="T8">compassButton</text:span><text:span text:style-name="T2">.setIcon(</text:span><text:span text:style-name="T1">new</text:span><text:span text:style-name="T2"> ImageIcon(</text:span><text:span text:style-name="T10">"south.jpg"</text:span><text:span text:style-name="T2">));</text:span></text:p>
      <text:p text:style-name="P1"><text:span text:style-name="T2"><text:tab/><text:tab/></text:span><text:span text:style-name="T8">field2</text:span><text:span text:style-name="T2">.setText(</text:span><text:span text:style-name="T8">startX</text:span><text:span text:style-name="T2"> +</text:span><text:span text:style-name="T10">","</text:span><text:span text:style-name="T2">+ </text:span><text:span text:style-name="T8">startY</text:span><text:span text:style-name="T2">);</text:span></text:p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UP MOVEMENT BY A BLOCK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moveUp()</text:span></text:p>
      <text:p text:style-name="P5"><text:tab/>{</text:p>
      <text:p text:style-name="P2"/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-1].setIcon(</text:span><text:span text:style-name="T8">sandBall</text:span><text:span text:style-name="T2">);</text:span></text:p>
      <text:p text:style-name="P1"><text:span text:style-name="T2"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].setIcon(</text:span><text:span text:style-name="T8">yellowBlock</text:span><text:span text:style-name="T2">);</text:span></text:p>
      <text:p text:style-name="P1"><text:span text:style-name="T2"><text:tab/><text:tab/></text:span><text:span text:style-name="T8">startY</text:span><text:span text:style-name="T2">--;</text:span></text:p>
      <text:p text:style-name="P1"><text:span text:style-name="T2"><text:tab/><text:tab/></text:span><text:span text:style-name="T8">field3</text:span><text:span text:style-name="T2">.setText(</text:span><text:span text:style-name="T10">"N"</text:span><text:span text:style-name="T2">);</text:span></text:p>
      <text:p text:style-name="P1"><text:span text:style-name="T2"><text:tab/><text:tab/></text:span><text:span text:style-name="T8">compassButton</text:span><text:span text:style-name="T2">.setIcon(</text:span><text:span text:style-name="T1">new</text:span><text:span text:style-name="T2"> ImageIcon(</text:span><text:span text:style-name="T10">"north.jpg"</text:span><text:span text:style-name="T2">));</text:span></text:p>
      <text:p text:style-name="P2"/>
      <text:p text:style-name="P1"><text:span text:style-name="T2"><text:tab/><text:tab/></text:span><text:span text:style-name="T8">field2</text:span><text:span text:style-name="T2">.setText(</text:span><text:span text:style-name="T8">startX</text:span><text:span text:style-name="T2"> +</text:span><text:span text:style-name="T10">","</text:span><text:span text:style-name="T2">+ </text:span><text:span text:style-name="T8">startY</text:span><text:span text:style-name="T2">);</text:span></text:p>
      <text:p text:style-name="P5"><text:tab/>}</text:p>
      <text:p text:style-name="P5"><text:tab/></text:p>
      <text:p text:style-name="P5"><text:tab/></text:p>
      <text:p text:style-name="P1"><text:span text:style-name="T2"><text:tab/></text:span><text:span text:style-name="T5">//--- THIS METHOD IS RESPONSIBLE FOR SOUND EFFECT WHEN BALL FALLS---/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music(String music)</text:span></text:p>
      <text:p text:style-name="P5"><text:tab/>{</text:p>
      <text:p text:style-name="P1"><text:span text:style-name="T2"><text:tab/><text:tab/></text:span><text:span text:style-name="T1">try</text:span><text:span text:style-name="T2">{</text:span></text:p>
      <text:p text:style-name="P5"><text:tab/><text:tab/><text:tab/></text:p>
      <text:p text:style-name="P1"><text:soft-page-break/><text:span text:style-name="T2"><text:tab/><text:tab/><text:tab/>AudioInputStream inputStream = AudioSystem.</text:span><text:span text:style-name="T4">getAudioInputStream</text:span><text:span text:style-name="T2">(</text:span><text:span text:style-name="T1">new</text:span><text:span text:style-name="T2"> File(</text:span><text:span text:style-name="T10">"sound/"</text:span><text:span text:style-name="T2">+music));</text:span></text:p>
      <text:p text:style-name="P5"><text:tab/><text:tab/><text:tab/>AudioFormat fooo=inputStream.getFormat();</text:p>
      <text:p text:style-name="P1"><text:span text:style-name="T2"><text:tab/><text:tab/><text:tab/>DataLine.Info iooo=</text:span><text:span text:style-name="T1">new</text:span><text:span text:style-name="T2"> DataLine.Info(Clip.</text:span><text:span text:style-name="T1">class</text:span><text:span text:style-name="T2">, fooo);</text:span></text:p>
      <text:p text:style-name="P1"><text:span text:style-name="T2"><text:tab/><text:tab/><text:tab/></text:span><text:span text:style-name="T8">drop</text:span><text:span text:style-name="T2">=(Clip)AudioSystem.</text:span><text:span text:style-name="T4">getLine</text:span><text:span text:style-name="T2">(iooo);</text:span></text:p>
      <text:p text:style-name="P1"><text:span text:style-name="T2"><text:tab/><text:tab/><text:tab/></text:span><text:span text:style-name="T8">drop</text:span><text:span text:style-name="T2">.open(inputStream);</text:span></text:p>
      <text:p text:style-name="P1"><text:span text:style-name="T2"><text:tab/><text:tab/><text:tab/></text:span><text:span text:style-name="T8">drop</text:span><text:span text:style-name="T2">.start();</text:span></text:p>
      <text:p text:style-name="P5"><text:tab/><text:tab/>}</text:p>
      <text:p text:style-name="P1"><text:span text:style-name="T2"><text:tab/><text:tab/></text:span><text:span text:style-name="T1">catch</text:span><text:span text:style-name="T2">(Exception e){</text:span></text:p>
      <text:p text:style-name="P5"><text:tab/><text:tab/><text:tab/>e.printStackTrace(); </text:p>
      <text:p text:style-name="P5"><text:tab/><text:tab/><text:tab/>stop();</text:p>
      <text:p text:style-name="P2"/>
      <text:p text:style-name="P5"><text:tab/><text:tab/>}</text:p>
      <text:p text:style-name="P2"/>
      <text:p text:style-name="P5"><text:tab/>}</text:p>
      <text:p text:style-name="P5"><text:tab/></text:p>
      <text:p text:style-name="P1"><text:span text:style-name="T2"><text:tab/></text:span><text:span text:style-name="T5">//--- THIS METHOD IS RESPONSIBLE FOR STOPPING THE SOUND EFFECT---/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stop(){</text:span></text:p>
      <text:p text:style-name="P1"><text:span text:style-name="T2"><text:tab/><text:tab/></text:span><text:span text:style-name="T1">if</text:span><text:span text:style-name="T2">(</text:span><text:span text:style-name="T8">drop</text:span><text:span text:style-name="T2">!=</text:span><text:span text:style-name="T1">null</text:span><text:span text:style-name="T2">){</text:span></text:p>
      <text:p text:style-name="P1"><text:span text:style-name="T2"><text:tab/><text:tab/><text:tab/></text:span><text:span text:style-name="T8">drop</text:span><text:span text:style-name="T2">.stop();</text:span></text:p>
      <text:p text:style-name="P1"><text:span text:style-name="T2"><text:tab/><text:tab/><text:tab/></text:span><text:span text:style-name="T8">drop</text:span><text:span text:style-name="T2">.close();</text:span></text:p>
      <text:p text:style-name="P1"><text:span text:style-name="T2"><text:tab/><text:tab/><text:tab/></text:span><text:span text:style-name="T8">drop</text:span><text:span text:style-name="T2">=</text:span><text:span text:style-name="T1">null</text:span><text:span text:style-name="T2">;</text:span></text:p>
      <text:p text:style-name="P5"><text:tab/><text:tab/></text:p>
      <text:p text:style-name="P5"><text:tab/><text:tab/>}</text:p>
      <text:p text:style-name="P5"><text:tab/>}</text:p>
      <text:p text:style-name="P5"><text:tab/></text:p>
      <text:p text:style-name="P1"><text:span text:style-name="T2"><text:tab/>TimerTask </text:span><text:span text:style-name="T8">task1</text:span><text:span text:style-name="T2">=</text:span><text:span text:style-name="T1">new</text:span><text:span text:style-name="T2"> TimerTask()</text:span></text:p>
      <text:p text:style-name="P5"><text:tab/>{</text:p>
      <text:p text:style-name="P2"/>
      <text:p text:style-name="P1"><text:span text:style-name="T2"><text:tab/><text:tab/></text:span><text:span text:style-name="T1">public</text:span><text:span text:style-name="T2"> </text:span><text:span text:style-name="T1">void</text:span><text:span text:style-name="T2"> run()</text:span></text:p>
      <text:p text:style-name="P5"><text:tab/><text:tab/>{</text:p>
      <text:p text:style-name="P2"/>
      <text:p text:style-name="P5"><text:tab/><text:tab/>}</text:p>
      <text:p text:style-name="P5"><text:tab/>};</text:p>
      <text:p text:style-name="P5"><text:tab/></text:p>
      <text:p text:style-name="P5"><text:tab/></text:p>
      <text:p text:style-name="P1"><text:span text:style-name="T2"><text:tab/></text:span><text:span text:style-name="T5">//--- THIS METHOD MAKES THE BALL AUTO MOVE WHEN OPTION 3 IS PRESSED---//</text:span></text:p>
      <text:p text:style-name="P1"><text:span text:style-name="T2"><text:tab/></text:span><text:span text:style-name="T1">private</text:span><text:span text:style-name="T2"> </text:span><text:span text:style-name="T1">void</text:span><text:span text:style-name="T2"> <text:s/>moveAuto()</text:span></text:p>
      <text:p text:style-name="P5"><text:tab/>{</text:p>
      <text:p text:style-name="P1"><text:span text:style-name="T2"><text:tab/><text:tab/></text:span><text:span text:style-name="T1">if</text:span><text:span text:style-name="T2">(</text:span><text:span text:style-name="T8">check</text:span><text:span text:style-name="T2">==1){</text:span></text:p>
      <text:p text:style-name="P2"/>
      <text:p text:style-name="P1"><text:span text:style-name="T2"><text:tab/><text:tab/><text:tab/></text:span><text:span text:style-name="T1">try</text:span></text:p>
      <text:p text:style-name="P5"><text:tab/><text:tab/><text:tab/>{</text:p>
      <text:p text:style-name="P1"><text:span text:style-name="T2"><text:tab/><text:tab/><text:tab/><text:tab/></text:span><text:span text:style-name="T8">maze</text:span><text:span text:style-name="T2">[</text:span><text:span text:style-name="T8">startX</text:span><text:span text:style-name="T2">][</text:span><text:span text:style-name="T8">startY</text:span><text:span text:style-name="T2">+1].getIcon();</text:span></text:p>
      <text:p text:style-name="P5"><text:tab/><text:tab/><text:tab/><text:tab/>moveDown();</text:p>
      <text:p text:style-name="P2"/>
      <text:p text:style-name="P2"/>
      <text:p text:style-name="P2"/>
      <text:p text:style-name="P5"><text:tab/><text:tab/><text:tab/>}</text:p>
      <text:p text:style-name="P1"><text:span text:style-name="T2"><text:tab/><text:tab/><text:tab/></text:span><text:span text:style-name="T1">catch</text:span><text:span text:style-name="T2">(Exception e)</text:span></text:p>
      <text:p text:style-name="P5"><text:tab/><text:tab/><text:tab/>{</text:p>
      <text:p text:style-name="P5"><text:tab/><text:tab/><text:tab/><text:tab/>moveLeft();</text:p>
      <text:p text:style-name="P5"><text:tab/><text:tab/><text:tab/>}</text:p>
      <text:p text:style-name="P5"><text:tab/><text:tab/>}</text:p>
      <text:p text:style-name="P2"/>
      <text:p text:style-name="P2"/>
      <text:p text:style-name="P2"/>
      <text:p text:style-name="P5"><text:tab/>}</text:p>
      <text:p text:style-name="P2"/>
      <text:p text:style-name="P5"><text:tab/></text:p>
      <text:p text:style-name="P1"><text:span text:style-name="T2"><text:tab/></text:span><text:span text:style-name="T5">//--- THIS METHOD IS RESPONSIBLE FOR PERFORMING VARIOUS ACTIONS---//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actionPerformed(ActionEvent act)</text:span></text:p>
      <text:p text:style-name="P5"><text:soft-page-break/><text:tab/>{</text:p>
      <text:p text:style-name="P1"><text:span text:style-name="T2"><text:tab/><text:tab/>Object pressed = act.getSource(); </text:span><text:span text:style-name="T5">//IT GETS THE EVENT</text:span></text:p>
      <text:p text:style-name="P5"><text:tab/><text:tab/></text:p>
      <text:p text:style-name="P1"><text:span text:style-name="T2"><text:tab/><text:tab/></text:span><text:span text:style-name="T1">if</text:span><text:span text:style-name="T2">(act.getSource()== </text:span><text:span text:style-name="T8">auto</text:span><text:span text:style-name="T2">)</text:span></text:p>
      <text:p text:style-name="P5"><text:tab/><text:tab/>{</text:p>
      <text:p text:style-name="P5"><text:tab/><text:tab/><text:tab/>moveAuto();</text:p>
      <text:p text:style-name="P5"><text:tab/><text:tab/>}</text:p>
      <text:p text:style-name="P5"><text:tab/><text:tab/></text:p>
      <text:p text:style-name="P1"><text:span text:style-name="T2"><text:tab/><text:tab/></text:span><text:span text:style-name="T1">if</text:span><text:span text:style-name="T2"> (pressed ==</text:span><text:span text:style-name="T8">runButton</text:span><text:span text:style-name="T2"> &amp;&amp; </text:span><text:span text:style-name="T8">check</text:span><text:span text:style-name="T2">==0)</text:span><text:span text:style-name="T5">// THIS MAKE THE EVENT HAPPEN ONLY WHEN RUN BUTTON IS PRESSED</text:span></text:p>
      <text:p text:style-name="P5"><text:tab/><text:tab/>{</text:p>
      <text:p text:style-name="P1"><text:span text:style-name="T2"><text:tab/><text:tab/><text:tab/></text:span><text:span text:style-name="T8">check</text:span><text:span text:style-name="T2"> = 1;</text:span></text:p>
      <text:p text:style-name="P2"/>
      <text:p text:style-name="P1"><text:span text:style-name="T2"><text:tab/><text:tab/><text:tab/></text:span><text:span text:style-name="T8">runButton</text:span><text:span text:style-name="T2">.setIcon(</text:span><text:span text:style-name="T1">new</text:span><text:span text:style-name="T2"> ImageIcon(</text:span><text:span text:style-name="T10">"pause.png"</text:span><text:span text:style-name="T2">));</text:span></text:p>
      <text:p text:style-name="P1"><text:span text:style-name="T2"><text:tab/><text:tab/><text:tab/></text:span><text:span text:style-name="T8">runButton</text:span><text:span text:style-name="T2">.setText(</text:span><text:span text:style-name="T10">"Pause"</text:span><text:span text:style-name="T2">);</text:span></text:p>
      <text:p text:style-name="P1"><text:span text:style-name="T2"><text:tab/><text:tab/><text:tab/></text:span><text:span text:style-name="T8">period</text:span><text:span text:style-name="T2">.start();</text:span></text:p>
      <text:p text:style-name="P5"><text:tab/><text:tab/>}</text:p>
      <text:p text:style-name="P1"><text:span text:style-name="T2"><text:tab/><text:tab/></text:span><text:span text:style-name="T1">else</text:span><text:span text:style-name="T2"> </text:span><text:span text:style-name="T1">if</text:span><text:span text:style-name="T2">(pressed == </text:span><text:span text:style-name="T8">runButton</text:span><text:span text:style-name="T2"> &amp;&amp; </text:span><text:span text:style-name="T8">check</text:span><text:span text:style-name="T2"> ==1)</text:span><text:span text:style-name="T5">//THIS PAUSES THE GAME</text:span></text:p>
      <text:p text:style-name="P5"><text:tab/><text:tab/>{</text:p>
      <text:p text:style-name="P1"><text:span text:style-name="T2"><text:tab/><text:tab/><text:tab/></text:span><text:span text:style-name="T8">period</text:span><text:span text:style-name="T2">.stop();</text:span></text:p>
      <text:p text:style-name="P1"><text:span text:style-name="T2"><text:tab/><text:tab/><text:tab/></text:span><text:span text:style-name="T8">check</text:span><text:span text:style-name="T2">=0;</text:span></text:p>
      <text:p text:style-name="P1"><text:span text:style-name="T2"><text:tab/><text:tab/><text:tab/></text:span><text:span text:style-name="T8">runButton</text:span><text:span text:style-name="T2">.setIcon(</text:span><text:span text:style-name="T1">new</text:span><text:span text:style-name="T2"> ImageIcon(</text:span><text:span text:style-name="T10">"run.png"</text:span><text:span text:style-name="T2">));</text:span></text:p>
      <text:p text:style-name="P1"><text:span text:style-name="T2"><text:tab/><text:tab/><text:tab/></text:span><text:span text:style-name="T8">runButton</text:span><text:span text:style-name="T2">.setText(</text:span><text:span text:style-name="T10">"Run"</text:span><text:span text:style-name="T2">);</text:span></text:p>
      <text:p text:style-name="P1"><text:span text:style-name="T2"><text:tab/><text:tab/><text:tab/></text:span><text:span text:style-name="T8">task1</text:span><text:span text:style-name="T2">.cancel();</text:span></text:p>
      <text:p text:style-name="P2"/>
      <text:p text:style-name="P2"/>
      <text:p text:style-name="P5"><text:tab/><text:tab/>}</text:p>
      <text:p text:style-name="P2"/>
      <text:p text:style-name="P1"><text:span text:style-name="T2"><text:tab/><text:tab/></text:span><text:span text:style-name="T1">if</text:span><text:span text:style-name="T2">(pressed==</text:span><text:span text:style-name="T8">option1</text:span><text:span text:style-name="T2">)</text:span><text:span text:style-name="T5">//OPTION 1 PRESS EVENT</text:span></text:p>
      <text:p text:style-name="P5"><text:tab/><text:tab/>{</text:p>
      <text:p text:style-name="P1"><text:span text:style-name="T2"><text:tab/><text:tab/><text:tab/></text:span><text:span text:style-name="T8">check1</text:span><text:span text:style-name="T2">=1;</text:span></text:p>
      <text:p text:style-name="P1"><text:span text:style-name="T2"><text:tab/><text:tab/><text:tab/></text:span><text:span text:style-name="T8">field1</text:span><text:span text:style-name="T2">.setText(</text:span><text:span text:style-name="T10">"1"</text:span><text:span text:style-name="T2">);}</text:span></text:p>
      <text:p text:style-name="P5"><text:tab/><text:tab/></text:p>
      <text:p text:style-name="P1"><text:span text:style-name="T2"><text:tab/><text:tab/></text:span><text:span text:style-name="T1">if</text:span><text:span text:style-name="T2">(</text:span><text:span text:style-name="T8">check</text:span><text:span text:style-name="T2">==1 || </text:span><text:span text:style-name="T8">check1</text:span><text:span text:style-name="T2">==1)</text:span></text:p>
      <text:p text:style-name="P5"><text:tab/><text:tab/>{</text:p>
      <text:p text:style-name="P1"><text:span text:style-name="T2"><text:tab/><text:tab/><text:tab/></text:span><text:span text:style-name="T1">if</text:span><text:span text:style-name="T2"> (pressed == </text:span><text:span text:style-name="T8">bLeft</text:span><text:span text:style-name="T2">||pressed ==</text:span><text:span text:style-name="T8">actButton</text:span><text:span text:style-name="T2">)</text:span></text:p>
      <text:p text:style-name="P5"><text:tab/><text:tab/><text:tab/>{</text:p>
      <text:p text:style-name="P1"><text:span text:style-name="T2"><text:tab/><text:tab/><text:tab/><text:tab/></text:span><text:span text:style-name="T1">if</text:span><text:span text:style-name="T2">(</text:span><text:span text:style-name="T8">check</text:span><text:span text:style-name="T2">==1)</text:span></text:p>
      <text:p text:style-name="P5"><text:tab/><text:tab/><text:tab/><text:tab/>{</text:p>
      <text:p text:style-name="P5"><text:tab/><text:tab/><text:tab/><text:tab/><text:tab/>moveLeft();</text:p>
      <text:p text:style-name="P5"><text:tab/><text:tab/><text:tab/><text:tab/>}</text:p>
      <text:p text:style-name="P5"><text:tab/><text:tab/><text:tab/>}</text:p>
      <text:p text:style-name="P1"><text:span text:style-name="T2"><text:tab/><text:tab/><text:tab/></text:span><text:span text:style-name="T1">if</text:span><text:span text:style-name="T2"> (pressed == </text:span><text:span text:style-name="T8">bRight</text:span><text:span text:style-name="T2">)</text:span></text:p>
      <text:p text:style-name="P5"><text:tab/><text:tab/><text:tab/>{</text:p>
      <text:p text:style-name="P5"><text:tab/><text:tab/><text:tab/><text:tab/>moveRight();</text:p>
      <text:p text:style-name="P5"><text:tab/><text:tab/><text:tab/>}</text:p>
      <text:p text:style-name="P1"><text:span text:style-name="T2"><text:tab/><text:tab/><text:tab/></text:span><text:span text:style-name="T1">if</text:span><text:span text:style-name="T2">(pressed == </text:span><text:span text:style-name="T8">bDown</text:span><text:span text:style-name="T2">)</text:span></text:p>
      <text:p text:style-name="P5"><text:tab/><text:tab/><text:tab/>{</text:p>
      <text:p text:style-name="P5"><text:tab/><text:tab/><text:tab/><text:tab/>down();</text:p>
      <text:p text:style-name="P5"><text:tab/><text:tab/><text:tab/>}</text:p>
      <text:p text:style-name="P1"><text:span text:style-name="T2"><text:tab/><text:tab/><text:tab/></text:span><text:span text:style-name="T1">if</text:span><text:span text:style-name="T2"> (pressed==</text:span><text:span text:style-name="T8">bUp</text:span><text:span text:style-name="T2">)</text:span></text:p>
      <text:p text:style-name="P5"><text:tab/><text:tab/><text:tab/>{</text:p>
      <text:p text:style-name="P5"><text:tab/><text:tab/><text:tab/><text:tab/>moveUp();</text:p>
      <text:p text:style-name="P5"><text:tab/><text:tab/><text:tab/>}</text:p>
      <text:p text:style-name="P5"><text:tab/><text:tab/>}</text:p>
      <text:p text:style-name="P1"><text:span text:style-name="T2"><text:tab/><text:tab/></text:span><text:span text:style-name="T1">if</text:span><text:span text:style-name="T2">(</text:span><text:span text:style-name="T8">check</text:span><text:span text:style-name="T2">==1 &amp;&amp; pressed == </text:span><text:span text:style-name="T8">option3</text:span><text:span text:style-name="T2">)</text:span></text:p>
      <text:p text:style-name="P5"><text:tab/><text:tab/>{</text:p>
      <text:p text:style-name="P1"><text:span text:style-name="T2"><text:tab/><text:tab/><text:tab/></text:span><text:span text:style-name="T8">auto</text:span><text:span text:style-name="T2">.start();</text:span></text:p>
      <text:p text:style-name="P1"><text:span text:style-name="T2"><text:tab/><text:tab/><text:tab/></text:span><text:span text:style-name="T8">field1</text:span><text:span text:style-name="T2">.setText(</text:span><text:span text:style-name="T10">"3"</text:span><text:span text:style-name="T2">);</text:span></text:p>
      <text:p text:style-name="P1"><text:span text:style-name="T2"><text:tab/><text:tab/><text:tab/></text:span><text:span text:style-name="T8">bLeft</text:span><text:span text:style-name="T2">.setEnabled(</text:span><text:span text:style-name="T1">false</text:span><text:span text:style-name="T2">);</text:span></text:p>
      <text:p text:style-name="P1"><text:span text:style-name="T2"><text:tab/><text:tab/><text:tab/></text:span><text:span text:style-name="T8">bUp</text:span><text:span text:style-name="T2">.setEnabled(</text:span><text:span text:style-name="T1">false</text:span><text:span text:style-name="T2">);</text:span></text:p>
      <text:p text:style-name="P1"><text:span text:style-name="T2"><text:tab/><text:tab/><text:tab/></text:span><text:span text:style-name="T8">bRight</text:span><text:span text:style-name="T2">.setEnabled(</text:span><text:span text:style-name="T1">false</text:span><text:span text:style-name="T2">);</text:span></text:p>
      <text:p text:style-name="P1"><text:soft-page-break/><text:span text:style-name="T2"><text:tab/><text:tab/><text:tab/></text:span><text:span text:style-name="T8">bDown</text:span><text:span text:style-name="T2">.setEnabled(</text:span><text:span text:style-name="T1">false</text:span><text:span text:style-name="T2">);</text:span></text:p>
      <text:p text:style-name="P1"><text:span text:style-name="T2"><text:tab/><text:tab/><text:tab/></text:span><text:span text:style-name="T8">actButton</text:span><text:span text:style-name="T2">.setEnabled(</text:span><text:span text:style-name="T1">false</text:span><text:span text:style-name="T2">);</text:span></text:p>
      <text:p text:style-name="P5"><text:tab/><text:tab/>}</text:p>
      <text:p text:style-name="P1"><text:span text:style-name="T2"><text:tab/><text:tab/></text:span><text:span text:style-name="T1">if</text:span><text:span text:style-name="T2">(</text:span><text:span text:style-name="T8">check</text:span><text:span text:style-name="T2">==1 &amp;&amp; pressed == </text:span><text:span text:style-name="T8">option2</text:span><text:span text:style-name="T2">)</text:span></text:p>
      <text:p text:style-name="P5"><text:tab/><text:tab/>{</text:p>
      <text:p text:style-name="P1"><text:span text:style-name="T2"><text:tab/><text:tab/><text:tab/></text:span><text:span text:style-name="T8">field1</text:span><text:span text:style-name="T2">.setText(</text:span><text:span text:style-name="T10">"2"</text:span><text:span text:style-name="T2">);</text:span></text:p>
      <text:p text:style-name="P5"><text:tab/><text:tab/><text:tab/>moveDown();</text:p>
      <text:p text:style-name="P1"><text:span text:style-name="T2"><text:tab/><text:tab/><text:tab/></text:span><text:span text:style-name="T1">if</text:span><text:span text:style-name="T2"> (pressed == </text:span><text:span text:style-name="T8">bLeft</text:span><text:span text:style-name="T2">)</text:span></text:p>
      <text:p text:style-name="P5"><text:tab/><text:tab/><text:tab/>{</text:p>
      <text:p text:style-name="P5"><text:tab/><text:tab/><text:tab/><text:tab/>moveLeft();</text:p>
      <text:p text:style-name="P2"/>
      <text:p text:style-name="P5"><text:tab/><text:tab/><text:tab/>}</text:p>
      <text:p text:style-name="P1"><text:span text:style-name="T2"><text:tab/><text:tab/><text:tab/></text:span><text:span text:style-name="T1">if</text:span><text:span text:style-name="T2"> (pressed == </text:span><text:span text:style-name="T8">bRight</text:span><text:span text:style-name="T2">)</text:span></text:p>
      <text:p text:style-name="P5"><text:tab/><text:tab/><text:tab/>{</text:p>
      <text:p text:style-name="P5"><text:tab/><text:tab/><text:tab/><text:tab/>moveRight();</text:p>
      <text:p text:style-name="P5"><text:tab/><text:tab/><text:tab/>}</text:p>
      <text:p text:style-name="P1"><text:span text:style-name="T2"><text:tab/><text:tab/><text:tab/></text:span><text:span text:style-name="T1">if</text:span><text:span text:style-name="T2"> (pressed==</text:span><text:span text:style-name="T8">bUp</text:span><text:span text:style-name="T2">)</text:span></text:p>
      <text:p text:style-name="P5"><text:tab/><text:tab/><text:tab/>{</text:p>
      <text:p text:style-name="P5"><text:tab/><text:tab/><text:tab/><text:tab/>moveUp();</text:p>
      <text:p text:style-name="P5"><text:tab/><text:tab/><text:tab/>}</text:p>
      <text:p text:style-name="P2"/>
      <text:p text:style-name="P5"><text:tab/><text:tab/>}</text:p>
      <text:p text:style-name="P1"><text:span text:style-name="T2"><text:tab/><text:tab/></text:span><text:span text:style-name="T1">if</text:span><text:span text:style-name="T2"> (pressed==</text:span><text:span text:style-name="T8">resetButton</text:span><text:span text:style-name="T2">)</text:span><text:span text:style-name="T5">//RESETS THE APPLICATION <text:s/></text:span></text:p>
      <text:p text:style-name="P5"><text:tab/><text:tab/>{</text:p>
      <text:p text:style-name="P5"><text:tab/><text:tab/><text:tab/>dispose();</text:p>
      <text:p text:style-name="P5"><text:tab/><text:tab/><text:tab/>remake();</text:p>
      <text:p text:style-name="P5"><text:tab/><text:tab/>}</text:p>
      <text:p text:style-name="P1"><text:span text:style-name="T2"><text:tab/><text:tab/></text:span><text:span text:style-name="T1">if</text:span><text:span text:style-name="T2">(pressed == </text:span><text:span text:style-name="T8">actButton</text:span><text:span text:style-name="T2">)</text:span></text:p>
      <text:p text:style-name="P5"><text:tab/><text:tab/>{</text:p>
      <text:p text:style-name="P5"><text:tab/><text:tab/><text:tab/>oneStep();</text:p>
      <text:p text:style-name="P5"><text:tab/><text:tab/>}</text:p>
      <text:p text:style-name="P1"><text:span text:style-name="T2"><text:tab/><text:tab/></text:span><text:span text:style-name="T1">if</text:span><text:span text:style-name="T2"> (</text:span><text:span text:style-name="T8">maze</text:span><text:span text:style-name="T2">[0][12].getIcon().equals(</text:span><text:span text:style-name="T8">sandBall</text:span><text:span text:style-name="T2">))</text:span><text:span text:style-name="T5">//WHEN BALL REACHES THE GOAL SOPT SOME FUNCTONS ARE DISABLED.</text:span></text:p>
      <text:p text:style-name="P5"><text:tab/><text:tab/>{</text:p>
      <text:p text:style-name="P1"><text:span text:style-name="T2"><text:tab/><text:tab/><text:tab/></text:span><text:span text:style-name="T8">runButton</text:span><text:span text:style-name="T2">.setIcon(</text:span><text:span text:style-name="T1">new</text:span><text:span text:style-name="T2"> ImageIcon(</text:span><text:span text:style-name="T10">"run.png"</text:span><text:span text:style-name="T2">));</text:span></text:p>
      <text:p text:style-name="P1"><text:span text:style-name="T2"><text:tab/><text:tab/><text:tab/></text:span><text:span text:style-name="T8">runButton</text:span><text:span text:style-name="T2">.setText(</text:span><text:span text:style-name="T10">"Run"</text:span><text:span text:style-name="T2">);</text:span></text:p>
      <text:p text:style-name="P1"><text:span text:style-name="T2"><text:tab/><text:tab/><text:tab/></text:span><text:span text:style-name="T8">task1</text:span><text:span text:style-name="T2">.cancel();</text:span></text:p>
      <text:p text:style-name="P1"><text:span text:style-name="T2"><text:tab/><text:tab/></text:span><text:span text:style-name="T8">period</text:span><text:span text:style-name="T2">.stop();</text:span></text:p>
      <text:p text:style-name="P1"><text:span text:style-name="T2"><text:tab/><text:tab/></text:span><text:span text:style-name="T8">bUp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bDown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bLeft</text:span><text:span text:style-name="T2">.setEnabled(</text:span><text:span text:style-name="T1">false</text:span><text:span text:style-name="T2">);</text:span></text:p>
      <text:p text:style-name="P1"><text:span text:style-name="T2"><text:tab/><text:tab/></text:span><text:span text:style-name="T8">bRight</text:span><text:span text:style-name="T2">.setEnabled(</text:span><text:span text:style-name="T1">false</text:span><text:span text:style-name="T2">);<text:tab/><text:tab/></text:span></text:p>
      <text:p text:style-name="P1"><text:span text:style-name="T2"><text:tab/><text:tab/>JOptionPane.</text:span><text:span text:style-name="T4">showMessageDialog</text:span><text:span text:style-name="T2">(</text:span><text:span text:style-name="T1">null</text:span><text:span text:style-name="T2">,</text:span><text:span text:style-name="T10">"CONGRATULATIONS you have reached to your destination. !!"</text:span><text:span text:style-name="T2">);</text:span></text:p>
      <text:p text:style-name="P5"><text:tab/><text:tab/>dispose();</text:p>
      <text:p text:style-name="P5"><text:tab/><text:tab/>remake();</text:p>
      <text:p text:style-name="P5"><text:tab/><text:tab/>}</text:p>
      <text:p text:style-name="P2"/>
      <text:p text:style-name="P2"/>
      <text:p text:style-name="P2"/>
      <text:p text:style-name="P5"><text:tab/><text:tab/></text:p>
      <text:p text:style-name="P2"/>
      <text:p text:style-name="P1"><text:span text:style-name="T2"><text:tab/><text:tab/></text:span><text:span text:style-name="T1">if</text:span><text:span text:style-name="T2">(pressed==</text:span><text:span text:style-name="T8">exitOption</text:span><text:span text:style-name="T2"> || pressed == </text:span><text:span text:style-name="T8">exit</text:span><text:span text:style-name="T2"> )</text:span></text:p>
      <text:p text:style-name="P5"><text:tab/><text:tab/>{</text:p>
      <text:p text:style-name="P1"><text:span text:style-name="T2"><text:tab/><text:tab/><text:tab/>System.</text:span><text:span text:style-name="T4">exit</text:span><text:span text:style-name="T2">(0);</text:span></text:p>
      <text:p text:style-name="P5"><text:tab/><text:tab/>}</text:p>
      <text:p text:style-name="P1"><text:span text:style-name="T2"><text:tab/><text:tab/></text:span><text:span text:style-name="T1">if</text:span><text:span text:style-name="T2"> (pressed==</text:span><text:span text:style-name="T8">helpTool</text:span><text:span text:style-name="T2">)</text:span><text:span text:style-name="T5">//menu bar content</text:span></text:p>
      <text:p text:style-name="P5"><text:tab/><text:tab/>{</text:p>
      <text:p text:style-name="P1"><text:span text:style-name="T2"><text:tab/><text:tab/><text:tab/>JOptionPane.</text:span><text:span text:style-name="T4">showMessageDialog</text:span><text:span text:style-name="T2">(</text:span><text:span text:style-name="T1">null</text:span><text:span text:style-name="T2">,</text:span><text:span text:style-name="T10">"Controls:\n Use Arrow keys to take control over the ball.\n"</text:span><text:span text:style-name="T2"> +</text:span></text:p>
      <text:p text:style-name="P1"><text:span text:style-name="T2"><text:tab/><text:tab/><text:tab/><text:tab/><text:tab/></text:span><text:span text:style-name="T10">" The ball should reach to the goal spot which is denoted by gery block.\n"</text:span><text:span text:style-name="T2"> +</text:span></text:p>
      <text:p text:style-name="P1"><text:soft-page-break/><text:span text:style-name="T2"><text:tab/><text:tab/><text:tab/><text:tab/><text:tab/></text:span><text:span text:style-name="T10">" The ball only moves on the sand block."</text:span><text:span text:style-name="T2"> +</text:span></text:p>
      <text:p text:style-name="P1"><text:span text:style-name="T2"><text:tab/><text:tab/><text:tab/><text:tab/><text:tab/></text:span><text:span text:style-name="T10">"\nENJOY!!"</text:span><text:span text:style-name="T2"> );</text:span></text:p>
      <text:p text:style-name="P5"><text:tab/><text:tab/>}</text:p>
      <text:p text:style-name="P1"><text:span text:style-name="T2"><text:tab/><text:tab/></text:span><text:span text:style-name="T1">if</text:span><text:span text:style-name="T2">(pressed==</text:span><text:span text:style-name="T8">about</text:span><text:span text:style-name="T2">)</text:span><text:span text:style-name="T5">// menu bar content</text:span></text:p>
      <text:p text:style-name="P5"><text:tab/><text:tab/>{</text:p>
      <text:p text:style-name="P1"><text:span text:style-name="T2"><text:tab/><text:tab/><text:tab/>JOptionPane.</text:span><text:span text:style-name="T4">showMessageDialog</text:span><text:span text:style-name="T2">(</text:span><text:span text:style-name="T1">null</text:span><text:span text:style-name="T2">, </text:span><text:span text:style-name="T10">"This game is designed as per the requirements of assignment.\n"</text:span><text:span text:style-name="T2"> +</text:span></text:p>
      <text:p text:style-name="P1"><text:span text:style-name="T2"><text:tab/><text:tab/><text:tab/><text:tab/><text:tab/></text:span><text:span text:style-name="T10">"It is created by Image Bhandari. .\n"</text:span><text:span text:style-name="T2"> +</text:span></text:p>
      <text:p text:style-name="P1"><text:span text:style-name="T2"><text:tab/><text:tab/><text:tab/><text:tab/><text:tab/></text:span><text:span text:style-name="T10">"Taking reference from Greenfoot \"GoldenBall\"game. \n"</text:span><text:span text:style-name="T2">);</text:span></text:p>
      <text:p text:style-name="P5"><text:tab/><text:tab/>}</text:p>
      <text:p text:style-name="P2"/>
      <text:p text:style-name="P2"/>
      <text:p text:style-name="P2"/>
      <text:p text:style-name="P5"><text:tab/>}</text:p>
      <text:p text:style-name="P2"/>
      <text:p text:style-name="P2"/>
      <text:p text:style-name="P2"/>
      <text:p text:style-name="P1"><text:span text:style-name="T2"><text:tab/></text:span><text:span text:style-name="T1">private</text:span><text:span text:style-name="T2"> </text:span><text:span text:style-name="T1">void</text:span><text:span text:style-name="T2"> setDefultCloseOperator(</text:span><text:span text:style-name="T1">int</text:span><text:span text:style-name="T2"> exitOnClose)</text:span></text:p>
      <text:p text:style-name="P5"><text:tab/>{</text:p>
      <text:p text:style-name="P1"><text:span text:style-name="T2"><text:tab/><text:tab/></text:span><text:span text:style-name="T5">// </text:span><text:span text:style-name="T11">TODO</text:span><text:span text:style-name="T5"> Auto-generated method stub</text:span></text:p>
      <text:p text:style-name="P2"/>
      <text:p text:style-name="P5"><text:tab/>}</text:p>
      <text:p text:style-name="P2"/>
      <text:p text:style-name="P2"/>
      <text:p text:style-name="P5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3:41:09.940961851</meta:creation-date>
    <dc:date>2019-05-17T12:55:35.431350458</dc:date>
    <meta:editing-duration>PT5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3" meta:paragraph-count="666" meta:word-count="1896" meta:character-count="18449" meta:non-whitespace-character-count="15831"/>
  </office:meta>
</office:document-meta>
</file>